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 svg:font-family="'Segoe UI Emoji'"/>
  </office:font-face-decls>
  <office:automatic-styles>
    <style:style style:name="P1" style:family="paragraph" style:parent-style-name="Normal">
      <style:text-properties style:text-line-through-style="none" style:text-line-through-type="none" fo:font-style="normal" fo:font-weight="normal" style:font-style-asian="normal" style:font-weight-asian="normal"/>
    </style:style>
    <style:style style:name="P2" style:family="paragraph" style:parent-style-name="Normal">
      <style:text-properties style:text-line-through-style="none" style:text-line-through-type="none" fo:font-style="normal" fo:font-weight="normal" officeooo:paragraph-rsid="0021b30e" style:font-style-asian="normal" style:font-weight-asian="normal"/>
    </style:style>
    <style:style style:name="P3" style:family="paragraph" style:parent-style-name="Normal">
      <style:text-properties style:text-line-through-style="none" style:text-line-through-type="none" fo:font-style="normal" fo:font-weight="bold" style:font-style-asian="normal" style:font-weight-asian="bold"/>
    </style:style>
    <style:style style:name="P4" style:family="paragraph" style:parent-style-name="Normal">
      <style:text-properties fo:font-size="14pt" style:text-underline-style="none" officeooo:paragraph-rsid="0020031d" style:font-size-asian="14pt" style:font-size-complex="14pt"/>
    </style:style>
    <style:style style:name="P5" style:family="paragraph" style:parent-style-name="Normal">
      <style:text-properties officeooo:paragraph-rsid="0021b30e"/>
    </style:style>
    <style:style style:name="P6" style:family="paragraph" style:parent-style-name="Heading_20_2" style:master-page-name="Standard">
      <style:paragraph-properties style:page-number="auto"/>
      <style:text-properties style:text-line-through-style="none" style:text-line-through-type="none" fo:font-size="18pt" fo:font-style="normal" style:text-underline-style="solid" style:text-underline-width="auto" style:text-underline-color="font-color" fo:font-weight="bold" style:font-size-asian="18pt" style:font-style-asian="normal" style:font-weight-asian="bold" style:font-size-complex="18pt" style:font-weight-complex="bold"/>
    </style:style>
    <style:style style:name="P7" style:family="paragraph" style:parent-style-name="Heading_20_2">
      <style:text-properties style:text-line-through-style="none" style:text-line-through-type="none" fo:font-size="18pt" fo:font-style="normal" style:text-underline-style="solid" style:text-underline-width="auto" style:text-underline-color="font-color" fo:font-weight="bold" style:font-size-asian="18pt" style:font-style-asian="normal" style:font-weight-asian="bold" style:font-size-complex="18pt" style:font-weight-complex="bold"/>
    </style:style>
    <style:style style:name="P8" style:family="paragraph" style:parent-style-name="Heading_20_2">
      <style:text-properties style:text-line-through-style="none" style:text-line-through-type="none" fo:font-size="18pt" fo:font-style="normal" style:text-underline-style="solid" style:text-underline-width="auto" style:text-underline-color="font-color" fo:font-weight="bold" officeooo:paragraph-rsid="00135279" style:font-size-asian="18pt" style:font-style-asian="normal" style:font-weight-asian="bold" style:font-size-complex="18pt" style:font-weight-complex="bold"/>
    </style:style>
    <style:style style:name="P9" style:family="paragraph" style:parent-style-name="Heading_20_2">
      <style:text-properties style:text-line-through-style="none" style:text-line-through-type="none" fo:font-size="18pt" fo:font-style="normal" style:text-underline-style="solid" style:text-underline-width="auto" style:text-underline-color="font-color" fo:font-weight="bold" officeooo:paragraph-rsid="001ec073" style:font-size-asian="18pt" style:font-style-asian="normal" style:font-weight-asian="bold" style:font-size-complex="18pt" style:font-weight-complex="bold"/>
    </style:style>
    <style:style style:name="P10" style:family="paragraph" style:parent-style-name="Heading_20_2">
      <style:text-properties style:text-line-through-style="none" style:text-line-through-type="none" fo:font-size="18pt" fo:font-style="normal" style:text-underline-style="solid" style:text-underline-width="auto" style:text-underline-color="font-color" fo:font-weight="bold" officeooo:paragraph-rsid="0021b30e" style:font-size-asian="18pt" style:font-style-asian="normal" style:font-weight-asian="bold" style:font-size-complex="18pt" style:font-weight-complex="bold"/>
    </style:style>
    <style:style style:name="P11" style:family="paragraph" style:parent-style-name="Heading_20_2">
      <style:text-properties style:text-line-through-style="none" style:text-line-through-type="none" fo:font-size="18pt" fo:font-style="normal" style:text-underline-style="solid" style:text-underline-width="auto" style:text-underline-color="font-color" fo:font-weight="bold" officeooo:paragraph-rsid="0020031d" style:font-size-asian="18pt" style:font-style-asian="normal" style:font-weight-asian="bold" style:font-size-complex="18pt" style:font-weight-complex="bold"/>
    </style:style>
    <style:style style:name="P12" style:family="paragraph" style:parent-style-name="Heading_20_2">
      <style:text-properties style:text-line-through-style="none" style:text-line-through-type="none" fo:font-size="18pt" fo:font-style="normal" style:text-underline-style="solid" style:text-underline-width="auto" style:text-underline-color="font-color" fo:font-weight="normal" officeooo:paragraph-rsid="0020031d" style:font-size-asian="18pt" style:font-style-asian="normal" style:font-weight-asian="normal" style:font-size-complex="18pt" style:font-weight-complex="bold"/>
    </style:style>
    <style:style style:name="P13" style:family="paragraph" style:parent-style-name="Heading_20_2">
      <style:text-properties style:text-line-through-style="none" style:text-line-through-type="none" fo:font-style="normal" fo:font-weight="normal" style:font-style-asian="normal" style:font-weight-asian="normal"/>
    </style:style>
    <style:style style:name="P14" style:family="paragraph" style:parent-style-name="Heading_20_2">
      <style:text-properties style:text-line-through-style="none" style:text-line-through-type="none" fo:font-style="normal" fo:font-weight="normal" officeooo:paragraph-rsid="001ec073" style:font-style-asian="normal" style:font-weight-asian="normal"/>
    </style:style>
    <style:style style:name="P15" style:family="paragraph" style:parent-style-name="Heading_20_2">
      <style:text-properties style:text-line-through-style="none" style:text-line-through-type="none" fo:font-size="14pt" fo:font-style="normal" style:text-underline-style="solid" style:text-underline-width="auto" style:text-underline-color="font-color" fo:font-weight="normal" officeooo:paragraph-rsid="001ec073" style:font-size-asian="14pt" style:font-style-asian="normal" style:font-weight-asian="normal" style:font-size-complex="14pt" style:font-weight-complex="bold"/>
    </style:style>
    <style:style style:name="P16" style:family="paragraph" style:parent-style-name="Heading_20_2">
      <style:text-properties style:text-line-through-style="none" style:text-line-through-type="none" fo:font-size="14pt" fo:font-style="normal" style:text-underline-style="none" fo:font-weight="bold" officeooo:paragraph-rsid="0020031d" style:font-size-asian="14pt" style:font-style-asian="normal" style:font-weight-asian="bold" style:font-size-complex="14pt" style:font-weight-complex="bold"/>
    </style:style>
    <style:style style:name="P17" style:family="paragraph" style:parent-style-name="Heading_20_2">
      <style:text-properties style:text-line-through-style="none" style:text-line-through-type="none" fo:font-size="14pt" fo:font-style="normal" style:text-underline-style="none" fo:font-weight="normal" officeooo:paragraph-rsid="001ec073" style:font-size-asian="14pt" style:font-style-asian="normal" style:font-weight-asian="normal" style:font-size-complex="14pt" style:font-weight-complex="bold"/>
    </style:style>
    <style:style style:name="P18" style:family="paragraph" style:parent-style-name="Heading_20_2">
      <style:text-properties style:text-line-through-style="none" style:text-line-through-type="none" fo:font-size="11pt" fo:font-style="normal" style:text-underline-style="none" fo:font-weight="normal" officeooo:paragraph-rsid="0021b30e" style:font-size-asian="11pt" style:font-style-asian="normal" style:font-weight-asian="normal" style:font-size-complex="11pt" style:font-weight-complex="bold"/>
    </style:style>
    <style:style style:name="P19" style:family="paragraph" style:parent-style-name="Heading_20_2">
      <style:text-properties officeooo:paragraph-rsid="001ec073"/>
    </style:style>
    <style:style style:name="P20" style:family="paragraph" style:parent-style-name="Normal">
      <style:text-properties style:text-line-through-style="none" style:text-line-through-type="none" fo:font-style="normal" fo:font-weight="normal" style:font-style-asian="normal" style:font-weight-asian="normal"/>
    </style:style>
    <style:style style:name="P21" style:family="paragraph" style:parent-style-name="Normal">
      <style:text-properties style:text-line-through-style="none" style:text-line-through-type="none" fo:font-style="normal" fo:font-weight="normal" officeooo:paragraph-rsid="0013a4ea" style:font-style-asian="normal" style:font-weight-asian="normal"/>
    </style:style>
    <style:style style:name="P22" style:family="paragraph" style:parent-style-name="Normal">
      <style:text-properties style:text-line-through-style="none" style:text-line-through-type="none" fo:font-style="normal" fo:font-weight="bold" officeooo:paragraph-rsid="0013a4ea" style:font-style-asian="normal" style:font-weight-asian="bold"/>
    </style:style>
    <style:style style:name="P23" style:family="paragraph" style:parent-style-name="Normal">
      <style:text-properties style:text-line-through-style="none" style:text-line-through-type="none" fo:font-style="normal" fo:font-weight="bold" style:font-style-asian="normal" style:font-weight-asian="bold"/>
    </style:style>
    <style:style style:name="P24" style:family="paragraph" style:parent-style-name="Normal">
      <style:text-properties style:text-line-through-style="none" style:text-line-through-type="none" fo:font-size="14pt" fo:font-style="normal" style:text-underline-style="none" fo:font-weight="normal" officeooo:paragraph-rsid="0020031d" style:font-size-asian="14pt" style:font-style-asian="normal" style:font-weight-asian="normal" style:font-size-complex="14pt" style:font-weight-complex="normal"/>
    </style:style>
    <style:style style:name="P25" style:family="paragraph" style:parent-style-name="Normal">
      <style:text-properties style:text-line-through-style="none" style:text-line-through-type="none" fo:font-size="18pt" fo:font-style="normal" style:text-underline-style="solid" style:text-underline-width="auto" style:text-underline-color="font-color" fo:font-weight="bold" style:font-size-asian="18pt" style:font-style-asian="normal" style:font-weight-asian="bold" style:font-size-complex="18pt" style:font-weight-complex="bold"/>
    </style:style>
    <style:style style:name="P26" style:family="paragraph" style:parent-style-name="Normal">
      <style:text-properties style:text-line-through-style="none" style:text-line-through-type="none" fo:font-size="18pt" fo:font-style="normal" style:text-underline-style="solid" style:text-underline-width="auto" style:text-underline-color="font-color" fo:font-weight="normal" officeooo:paragraph-rsid="0021b30e" style:font-size-asian="18pt" style:font-style-asian="normal" style:font-weight-asian="normal" style:font-size-complex="18pt" style:font-weight-complex="bold"/>
    </style:style>
    <style:style style:name="T1" style:family="text">
      <style:text-properties style:text-line-through-style="none" style:text-line-through-type="none" fo:font-style="normal" fo:font-weight="normal" style:font-style-asian="normal" style:font-weight-asian="normal"/>
    </style:style>
    <style:style style:name="T2" style:family="text">
      <style:text-properties style:text-line-through-style="none" style:text-line-through-type="none" fo:font-style="normal" fo:font-weight="normal" style:font-style-asian="normal" style:font-weight-asian="normal" style:font-weight-complex="bold"/>
    </style:style>
    <style:style style:name="T3" style:family="text">
      <style:text-properties style:text-line-through-style="none" style:text-line-through-type="none" fo:font-style="normal" fo:font-weight="bold" style:font-style-asian="normal" style:font-weight-asian="bold"/>
    </style:style>
    <style:style style:name="T4" style:family="text">
      <style:text-properties style:text-line-through-style="none" style:text-line-through-type="none" style:font-name="Segoe UI Emoji" fo:font-style="normal" fo:font-weight="normal" style:font-name-asian="Segoe UI Emoji" style:font-style-asian="normal" style:font-weight-asian="normal" style:font-name-complex="Segoe UI Emoji"/>
    </style:style>
    <style:style style:name="T5" style:family="text">
      <style:text-properties style:text-line-through-style="none" style:text-line-through-type="none" fo:font-size="11pt" fo:font-style="normal" fo:font-weight="normal" style:font-size-asian="11pt" style:font-style-asian="normal" style:font-weight-asian="normal" style:font-size-complex="11pt" style:font-weight-complex="bold"/>
    </style:style>
    <style:style style:name="T6" style:family="text">
      <style:text-properties style:text-line-through-style="none" style:text-line-through-type="none" fo:font-size="11pt" fo:font-style="normal" fo:font-weight="bold" style:font-size-asian="11pt" style:font-style-asian="normal" style:font-weight-asian="bold" style:font-size-complex="11pt" style:font-weight-complex="bold"/>
    </style:style>
    <style:style style:name="T7" style:family="text">
      <style:text-properties style:text-line-through-style="none" style:text-line-through-type="none" fo:font-size="11pt" fo:font-style="normal" fo:font-weight="bold" officeooo:rsid="001ec073" style:font-size-asian="11pt" style:font-style-asian="normal" style:font-weight-asian="bold" style:font-size-complex="11pt" style:font-weight-complex="bold"/>
    </style:style>
    <style:style style:name="T8" style:family="text">
      <style:text-properties style:font-name="Arial" style:font-name-complex="Arial" style:font-style-complex="italic"/>
    </style:style>
    <style:style style:name="T9" style:family="text">
      <style:text-properties style:font-name="Arial" officeooo:rsid="00135279" style:font-name-complex="Arial" style:font-style-complex="italic"/>
    </style:style>
    <style:style style:name="T10" style:family="text">
      <style:text-properties officeooo:rsid="0014cc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Joan Leon</text:h>
      <text:p text:style-name="Normal"><text:span text:style-name="T1"><text:line-break/></text:span></text:p>
      <text:p text:style-name="Normal"><text:span text:style-name="T3">¿Podrías presentarte brevemente? ¿A qué te dedicas y cuáles son tus aficiones?:</text:span><text:span text:style-name="T1"><text:line-break/>Frontend Engineer en Adevinta Spain y consultor de Web Performance , me apasiona todo lo relacionado con el desarrollo e interacción en la interfaz de usuario en entornos web. Trato de estar al día en todo lo relacionado con HTML5, CSS, SVG y Javascript. Otra de mis pasiones es la de colaborar en proyectos Open Source. <text:s/>Soy Google Developer Expert en tecnología web y Media Developer Expert de Cloudinary. I ❤️ CSS, Web Animation &amp; Web Performance</text:span></text:p>
      <text:p text:style-name="P1">Me encanta compartir conocimiento, ya sea en MeetUps, Conferencias, Workshops, en mi canal de YouTube https://www.youtube.com/c/JoanLeon o en el blog https://joanleon.dev/, siempre activo en @nucliweb compartiendo recursos y novedades del mundo frontend.</text:p>
      <text:p text:style-name="Normal"><text:span text:style-name="T3">¿De qué hablarás exactamente en tu charla/taller? ¿Por qué elegiste ese tema?:</text:span><text:span text:style-name="T1"><text:line-break/>Quiero mostrar el potencial de las Chrome DevTools para detectar problemas de rendimiento en nuestros productos, elegí este tema con la idea de despertar la curiosidad de la audiencia en el rendimiento utilizando herramientas que tenemos disponible en el navegador.</text:span></text:p>
      <text:p text:style-name="Normal"><text:span text:style-name="T3">¿Qué te gustaría conseguir al conectar con la audiencia con la charla/taller?:</text:span><text:span text:style-name="T1"><text:line-break/>Despertar la curiosidad de la audiencia en el rendimiento web para mejorar la UX de sus productos.</text:span></text:p>
      <text:p text:style-name="Normal"><text:span text:style-name="T3">¿Cuál es tu lenguaje de programación favorito?:</text:span><text:span text:style-name="T1"><text:line-break/>JavaScript</text:span></text:p>
      <text:p text:style-name="Normal"><text:span text:style-name="T3">¿cual es tu editor/IDE favorito?:</text:span><text:span text:style-name="T1"><text:line-break/>NeoVim</text:span></text:p>
      <text:p text:style-name="Normal"><text:span text:style-name="T3">¿Qué proyecto de software libre sin el que no podrías vivir recomendarías?:</text:span><text:span text:style-name="T1"><text:line-break/>https://github.com/GoogleChrome/lighthouse</text:span></text:p>
      <text:p text:style-name="Normal"><text:span text:style-name="T3">¿Contribuyes al software/hardware libre? En caso afirmativo: ¿Cuál es tu principal motivación para hacerlo?:</text:span><text:span text:style-name="T1"><text:line-break/>Contribuyo siempre que tengo ocasión. Mi motivación es poder ayudar o aportar lo que pueda y compartir con la comunidad lo que pueda aportar.</text:span></text:p>
      <text:p text:style-name="Normal"><text:span text:style-name="T3">¿Es tu primera vez en OpenSouthCode? En caso afirmativo: ¿Cómo llegaste a conocernos?:</text:span><text:span text:style-name="T1"><text:line-break/>Es la primera vez, sí. Me contactó Juanmi Taboada para ofrecerme dar una charla.</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En unas colonias infantiles, me llegaron a poner el apodo de "saltimbanqui", no paraba de dar saltos y piruetas en la piscina </text:span><text:span text:style-name="T4">😅</text:span></text:p>
      <text:h text:style-name="P7" text:outline-level="2"><text:soft-page-break/>Elena G Blanco</text:h>
      <text:p text:style-name="Normal"><text:span text:style-name="T1"><text:line-break/></text:span></text:p>
      <text:p text:style-name="Normal"><text:span text:style-name="T3">¿Podrías presentarte brevemente? ¿A qué te dedicas y cuáles son tus aficiones?:</text:span><text:span text:style-name="T1"><text:line-break/>Soy developer, speaker, Microsoft MVP desde 2020, baseball fan y hobbyist gamedev</text:span></text:p>
      <text:p text:style-name="Normal"><text:span text:style-name="T3">¿De qué hablarás exactamente en tu charla/taller? ¿Por qué elegiste ese tema?:</text:span><text:span text:style-name="T1"><text:line-break/>Es una introducción a Godot Engine, una herramienta open-source para hacer videojuegos 2D y 3D. Es un proyecto en pleno auge y que democratiza en gran medida el game development, pues son pocos los requisitos que necesita para ejecutarse en casi cualquier equipo y cuenta con una curva de aprendizaje muy asequible</text:span></text:p>
      <text:p text:style-name="Normal"><text:span text:style-name="T3">¿Qué te gustaría conseguir al conectar con la audiencia con la charla/taller?:</text:span><text:span text:style-name="T1"><text:line-break/>Quisiera dar a conocer alternativas para crear videojuegos que están al alcance de todo el mundo, desgranando sus principales features y mostrando algunos ejemplos</text:span></text:p>
      <text:p text:style-name="Normal"><text:span text:style-name="T3">¿Cuál es tu lenguaje de programación favorito?:</text:span><text:span text:style-name="T1"><text:line-break/>C#</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Telegram</text:span></text:p>
      <text:p text:style-name="Normal"><text:span text:style-name="T3">¿Contribuyes al software/hardware libre? En caso afirmativo: ¿Cuál es tu principal motivación para hacerlo?:</text:span><text:span text:style-name="T1"><text:line-break/>Compartir conocimiento y crecer en comunidad</text:span></text:p>
      <text:p text:style-name="Normal"><text:span text:style-name="T3">¿Es tu primera vez en OpenSouthCode? En caso afirmativo: ¿Cómo llegaste a conocernos?:</text:span><text:span text:style-name="T1"><text:line-break/>nan</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De peque adoraba el deporte, me encantaba jugar al basket o al fútbol... pero poco a poco me convertí en un bookworm, y ahora vivo enterrada entre libros y código</text:span></text:p>
      <text:p text:style-name="P1"/>
      <text:p text:style-name="P1"/>
      <text:p text:style-name="P1"/>
      <text:p text:style-name="P1"/>
      <text:h text:style-name="P7" text:outline-level="2"><text:soft-page-break/>Jesús Rodríguez</text:h>
      <text:p text:style-name="Normal"><text:span text:style-name="T1"><text:line-break/></text:span></text:p>
      <text:p text:style-name="Normal"><text:span text:style-name="T3">¿Podrías presentarte brevemente? ¿A qué te dedicas y cuáles son tus aficiones?:</text:span><text:span text:style-name="T1"><text:line-break/>Soy programador freelancer dedicado al frontend, testing y accesibilidad. Mi mayor afición es la cocina. Me encanta cocinar y gracias a mi trabajo puedo hacerlo cada día.</text:span></text:p>
      <text:p text:style-name="Normal"><text:span text:style-name="T3">¿De qué hablarás exactamente en tu charla/taller? ¿Por qué elegiste ese tema?:</text:span><text:span text:style-name="T1"><text:line-break/>Mi charla va sobre cómo introducirse en el mundo de la accesibilidad. Pienso que la web podría llegar a más personas, y por ende a más clientes.</text:span></text:p>
      <text:p text:style-name="Normal"><text:span text:style-name="T3">¿Qué te gustaría conseguir al conectar con la audiencia con la charla/taller?:</text:span><text:span text:style-name="T1"><text:line-break/>Me gustaría quitar ese miedo a la accesibilidad como si fuese algo complicado o algo excesivamente caro. No tiene por qué ser así y me gustaría poder demostrarlo.</text:span></text:p>
      <text:p text:style-name="Normal"><text:span text:style-name="T3">¿Cuál es tu lenguaje de programación favorito?:</text:span><text:span text:style-name="T1"><text:line-break/>Typescript</text:span></text:p>
      <text:p text:style-name="Normal"><text:span text:style-name="T3">¿cual es tu editor/IDE favorito?:</text:span><text:span text:style-name="T1"><text:line-break/>Vscode</text:span></text:p>
      <text:p text:style-name="Normal"><text:span text:style-name="T3">¿Qué proyecto de software libre sin el que no podrías vivir recomendarías?:</text:span><text:span text:style-name="T1"><text:line-break/>Angular</text:span></text:p>
      <text:p text:style-name="Normal"><text:span text:style-name="T3">¿Contribuyes al software/hardware libre? En caso afirmativo: ¿Cuál es tu principal motivación para hacerlo?:</text:span><text:span text:style-name="T1"><text:line-break/>Sí, creo librerías para mis frameworks favoritos. Mi motivación es ayudar a los demás. El conocimiento y las herramientas deberían ser libres.</text:span></text:p>
      <text:p text:style-name="Normal"><text:span text:style-name="T3">¿Es tu primera vez en OpenSouthCode? En caso afirmativo: ¿Cómo llegaste a conocernos?:</text:span><text:span text:style-name="T1"><text:line-break/>No, que va, no me pierdo ni un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Qué no he roto. He roto barbies, ollas, planchas... Pero comía bien. Siempre he sido un niño muy activo, como se suele decir, to el día parriba y pabajo. Aunque es verdad que cuando descubrí la informática me apasionó tanto que empecé a centrarme más en eso que en ims amigos.</text:span></text:p>
      <text:p text:style-name="P1"/>
      <text:p text:style-name="P1"/>
      <text:p text:style-name="P1"/>
      <text:p text:style-name="P1"/>
      <text:p text:style-name="P1"/>
      <text:h text:style-name="P13" text:outline-level="2"><text:soft-page-break/></text:h>
      <text:h text:style-name="P7" text:outline-level="2">Agustín Benito Bethencourt (toscalix)</text:h>
      <text:p text:style-name="Normal"><text:span text:style-name="T1"><text:line-break/></text:span></text:p>
      <text:p text:style-name="Normal"><text:span text:style-name="T3">¿Podrías presentarte brevemente? ¿A qué te dedicas y cuáles son tus aficiones?:</text:span><text:span text:style-name="T1"><text:line-break/>Mi nombre es Agustín Benito (toscalix), tengo 49 años, vivo a mitad de camino entre El Rincón de La Victoria, en Málaga y Los Llanos De Aridane, en La Palma, Canarias. Me dedico a la industria del software, especialmente del software libre, desde hace 20 años, siempre como gestor o consultor. Me gusta viajar, el mar, el baloncesto y las barbacoas.</text:span></text:p>
      <text:p text:style-name="P1">He tenido la fortuna de trabajar para organizaciones punteras de software libre como SUSE, Linaro o La Eclipse Foundation junto a grandes profesionales. Donde más aprendí como profesional, sin embargo, fue en mis comienzos, en Canarias, con mi propia empresa y junto a unos compañeros que me ayudaron muchísimo. Casi todo lo que sé sobre software libre lo aprendí en KDE.</text:p>
      <text:p text:style-name="Normal"><text:span text:style-name="T3">¿De qué hablarás exactamente en tu charla/taller? ¿Por qué elegiste ese tema?:</text:span><text:span text:style-name="T1"><text:line-break/>Hablaré de las principales métricas a tener en cuenta en producción de software <text:s/>así como la manera en la que debeos definir un modelo que nos ayude a aplicarlas y entender sus resultados.</text:span></text:p>
      <text:p text:style-name="P1">He elegido este tema porque, a pesar de su demostrada relevancia, son muy pocas las empresas y profesionales que las usan regularmente.</text:p>
      <text:p text:style-name="Normal"><text:span text:style-name="T3">¿Qué te gustaría conseguir al conectar con la audiencia con la charla/taller?:</text:span><text:span text:style-name="T1"><text:line-break/>Sería un éxito para mi que los participantes en la charla quisieran conocer algo más sobre estas métricas y cómo aplicarlas después de escuchar mi presentación.</text:span></text:p>
      <text:p text:style-name="Normal"><text:span text:style-name="T3">¿Cuál es tu lenguaje de programación favorito?:</text:span><text:span text:style-name="T1"><text:line-break/>No programo hace muchísimo. Y a mi edad, espero que la AI me evite el trago de volver a aprender.</text:span></text:p>
      <text:p text:style-name="Normal"><text:span text:style-name="T3">¿cual es tu editor/IDE favorito?:</text:span><text:span text:style-name="T1"><text:line-break/>Uso VIM y kate.</text:span></text:p>
      <text:p text:style-name="Normal"><text:span text:style-name="T3">¿Qué proyecto de software libre sin el que no podrías vivir recomendarías?:</text:span><text:span text:style-name="T1"><text:line-break/>KDE y zim-wiki. Los uso a diario.</text:span></text:p>
      <text:p text:style-name="Normal"><text:span text:style-name="T3">¿Contribuyes al software/hardware libre? En caso afirmativo: ¿Cuál es tu principal motivación para hacerlo?:</text:span><text:span text:style-name="T1"><text:line-break/>En los últimos meses he tenido la suerte de trabajar a tiempo completo para el proyecto Eclipse Oniro, una familia de sistemas operativos para IoT y Edge que mermite crear soluciones integradas para diferentes tipos de dispositivos.</text:span></text:p>
      <text:p text:style-name="P1">Mi principal motivación para dedicarme profesionalmente al software libre es la innovación, fruto de poder colaborar de manera abierta y transparente.</text:p>
      <text:p text:style-name="Normal"><text:soft-page-break/><text:span text:style-name="T3">¿Es tu primera vez en OpenSouthCode? En caso afirmativo: ¿Cómo llegaste a conocernos?:</text:span><text:span text:style-name="T1"><text:line-break/>No, ya he participado en ediciones anteriores.</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He sido un gran fan de los juegos de mesa NAC. Se comercializan de nuevo, por ciert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Diego Parrilla</text:h>
      <text:p text:style-name="Normal"><text:span text:style-name="T1"><text:line-break/></text:span></text:p>
      <text:p text:style-name="Normal"><text:span text:style-name="T3">¿Podrías presentarte brevemente? ¿A qué te dedicas y cuáles son tus aficiones?:</text:span><text:span text:style-name="T1"><text:line-break/>Soy Ingeniero Informático, con una carrera larga en la profesión. Aunque empecé mucho antes: con 13 años hice mi primer juego para Oric-1. Soy un programador de pura cepa, ahora me dedico a invertir en empresas de tecnología en fases iniciales y a empujar mi nuevo proyecto tecnológico: Threat Jammer.<text:line-break/>Fanático del metal y el industrial de los 80 y 90, me gusta perderme con la bici de montaña por la Sierra del Guadarrama. Y claro, la computación retro.</text:span></text:p>
      <text:p text:style-name="Normal"><text:span text:style-name="T3">¿De qué hablarás exactamente en tu charla/taller? ¿Por qué elegiste ese tema?:</text:span><text:span text:style-name="T1"><text:line-break/>Hablaré sobre cómo se programaba una intro para un hardware de los 80 como Atari ST. Pero como soy entusiasta de la Ingeniería del Software y el código abierto, explicaré cómo se pueden usar herramientas modernas para hacerlo en 2023. Y compararemos la evolución de las buenas prácticas de ingeniería de finales de los 80 con las actuales, y el impacto en nuestra productividad.<text:line-break/>En la charla mostraré una intro nueva que he desarrollado recientemente, y la compararé con una que hice en 1989.</text:span></text:p>
      <text:p text:style-name="Normal"><text:span text:style-name="T3">¿Qué te gustaría conseguir al conectar con la audiencia con la charla/taller?:</text:span><text:span text:style-name="T1"><text:line-break/>Que conozcan la "demoscene" y que comprendamos la enorme evolución en la Ingeniería del Software en estos 30 años, sobre todo para tratar de entender y predecir hacia donde vamos en el futuro.</text:span></text:p>
      <text:p text:style-name="Normal"><text:span text:style-name="T3">¿Cuál es tu lenguaje de programación favorito?:</text:span><text:span text:style-name="T1"><text:line-break/>Python</text:span></text:p>
      <text:p text:style-name="Normal"><text:span text:style-name="T3">¿cual es tu editor/IDE favorito?:</text:span><text:span text:style-name="T1"><text:line-break/>VScode</text:span></text:p>
      <text:p text:style-name="Normal"><text:span text:style-name="T3">¿Qué proyecto de software libre sin el que no podrías vivir recomendarías?:</text:span><text:span text:style-name="T1"><text:line-break/>FastAPI</text:span></text:p>
      <text:p text:style-name="Normal"><text:span text:style-name="T3">¿Contribuyes al software/hardware libre? En caso afirmativo: ¿Cuál es tu principal motivación para hacerlo?:</text:span><text:span text:style-name="T1"><text:line-break/>Moral. Debo aportar porque me aporta. Y me encanta conocer gente interesante.</text:span></text:p>
      <text:p text:style-name="Normal"><text:span text:style-name="T3">¿Es tu primera vez en OpenSouthCode? En caso afirmativo: ¿Cómo llegaste a conocernos?:</text:span><text:span text:style-name="T1"><text:line-break/>Conozco el evento desde 2018. Desde Microsoft estuvimos considerando patrocinarl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Quemé mi habitación con el Quimicefa</text:span></text:p>
      <text:h text:style-name="P7" text:outline-level="2"><text:soft-page-break/>Jorge Hidalgo</text:h>
      <text:p text:style-name="Normal"><text:span text:style-name="T1"><text:line-break/></text:span></text:p>
      <text:p text:style-name="Normal"><text:span text:style-name="T3">¿Podrías presentarte brevemente? ¿A qué te dedicas y cuáles son tus aficiones?:</text:span><text:span text:style-name="T1"><text:line-break/>Soy arquitecto de tecnología en Accenture, donde lidero nuestra práctica en DevOps en España, y nuestra práctica en Java globalmente. El puesto de arquitecto de tecnología es una combinación de disciplinas de software (principalmente tecnologías abiertas), hardware (sobre todo en mundo cloud) y metodología de trabajo (Agile, DevOps). En mi tiempo libre me gusta hacer de todo: salir a pasear por el campo o la playa, tocar flautas y whistles, jugar a videojuegos (me gusta casi todos los géneros aunque sobre todo juego a rol y shooters), o ver alguna peli o serie buena (y si es de Star Wars, aun mejor). Me encantan los Legos, las Raspberry Pi, Arduino, y mi proyecto personal actual es montar una estación meteorológica con código libre (que podéis ir viendo cómo está quedando en GitHub :-P).</text:span></text:p>
      <text:p text:style-name="Normal"><text:span text:style-name="T3">¿De qué hablarás exactamente en tu charla/taller? ¿Por qué elegiste ese tema?:</text:span><text:span text:style-name="T1"><text:line-break/>En mi charla trataré de desmitificar qué es DevSecOps, comentar qué prácticas debemos incluir en nuestro día a día más allá de las habituales de análisis de código o dependencias, y además compartiré herramientas libres que podemos aplicar desde el primer día en nuestros propios proyectos. No se trata de desmerecer a las herramientas comerciales que son muchas y buenas, sino poner el foco en que en open source encontramos auténticas maravillas, herramientas muy útiles y en algunos casos además, referentes en el mercado.</text:span></text:p>
      <text:p text:style-name="Normal"><text:span text:style-name="T3">¿Qué te gustaría conseguir al conectar con la audiencia con la charla/taller?:</text:span><text:span text:style-name="T1"><text:line-break/>Si al terminar la charla los asistentes se llevan aunque sea una o dos ideas y herramientas para mejorar la protección frente a amenazas de ciberseguridad en sus proyectos, ya sería todo un éxito.</text:span></text:p>
      <text:p text:style-name="Normal"><text:span text:style-name="T3">¿Cuál es tu lenguaje de programación favorito?:</text:span><text:span text:style-name="T1"><text:line-break/>Me gustan sobre todo Java, Groovy y Python.</text:span></text:p>
      <text:p text:style-name="Normal"><text:span text:style-name="T3">¿cual es tu editor/IDE favorito?:</text:span><text:span text:style-name="T1"><text:line-break/>Me gusta especialmente Visual Studio Code.</text:span></text:p>
      <text:p text:style-name="Normal"><text:span text:style-name="T3">¿Qué proyecto de software libre sin el que no podrías vivir recomendarías?:</text:span><text:span text:style-name="T1"><text:line-break/>Por mi trabajo utilizo cientos de proyectos, pero si solo pudiera nombrar uno, al que le tengo un cariño especial por lo que ha significado a lo largo de los años, sería Jenkins, el motor de automatización e integración continua.</text:span></text:p>
      <text:p text:style-name="Normal"><text:span text:style-name="T3">¿Contribuyes al software/hardware libre? En caso afirmativo: ¿Cuál es tu principal motivación para hacerlo?:</text:span><text:span text:style-name="T1"><text:line-break/>Contribuyo especialmente con librerías, proyectos de ejemplo o tutoriales. Mi motivación es doble: por un lado me ayuda a mí a aprender y compartir experiencias; y por otro lado el intentar que esos apuntes sean útiles a otras personas que estén aprendiendo.</text:span></text:p>
      <text:p text:style-name="Normal"><text:span text:style-name="T3">¿Es tu primera vez en OpenSouthCode? En caso afirmativo: ¿Cómo llegaste a conocernos?:</text:span><text:span text:style-name="T1"><text:line-break/>No es la primera vez, y seguro que tampoco será la última. :-)</text:span></text:p>
      <text:p text:style-name="Normal"><text:soft-page-break/><text:span text:style-name="T3">Y ya para terminar, un detalle poco conocido sobre ti de tu infancia: tu juguete favorito, qué te gustaba romper, comías bien o eras un dolor en la mesa... Cuéntanos tu historia.:</text:span><text:span text:style-name="T1"><text:line-break/>De pequeño era absoluto fan de los Tente y los Playmobil. Y debo confesar que no se me ha quitado el gusto por jugar con bloques desde entonc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Pedro J. Molina</text:h>
      <text:p text:style-name="Normal"><text:span text:style-name="T1"><text:line-break/></text:span></text:p>
      <text:p text:style-name="Normal"><text:span text:style-name="T3">¿Podrías presentarte brevemente? ¿A qué te dedicas y cuáles son tus aficiones?:</text:span><text:span text:style-name="T1"><text:line-break/>Soy el fundador de Metadev, una compañía dedicada a la Ingeniería de Software y DSLs. Me gustan los sintetizadores y la buena música especialmente la de Jean-Michel Jarre.</text:span></text:p>
      <text:p text:style-name="Normal"><text:span text:style-name="T3">¿De qué hablarás exactamente en tu charla/taller? ¿Por qué elegiste ese tema?:</text:span><text:span text:style-name="T1"><text:line-break/>Infraestructura como código con Terraform. Es un tema que cada día es más necesario al crear productos basados en la nube.</text:span></text:p>
      <text:p text:style-name="Normal"><text:span text:style-name="T3">¿Qué te gustaría conseguir al conectar con la audiencia con la charla/taller?:</text:span><text:span text:style-name="T1"><text:line-break/>Dar a conocer la tecnología. Mostrar a otros las posibilidades de esta tecnología.</text:span></text:p>
      <text:p text:style-name="Normal"><text:span text:style-name="T3">¿Cuál es tu lenguaje de programación favorito?:</text:span><text:span text:style-name="T1"><text:line-break/>C#</text:span></text:p>
      <text:p text:style-name="Normal"><text:span text:style-name="T3">¿cual es tu editor/IDE favorito?:</text:span><text:span text:style-name="T1"><text:line-break/>VS Code</text:span></text:p>
      <text:p text:style-name="Normal"><text:span text:style-name="T3">¿Qué proyecto de software libre sin el que no podrías vivir recomendarías?:</text:span><text:span text:style-name="T1"><text:line-break/>Linux</text:span></text:p>
      <text:p text:style-name="Normal"><text:span text:style-name="T3">¿Contribuyes al software/hardware libre? En caso afirmativo: ¿Cuál es tu principal motivación para hacerlo?:</text:span><text:span text:style-name="T1"><text:line-break/>Sí. Compartir conocimiento y proporcionar bases para que otros lleguen más lejos</text:span></text:p>
      <text:p text:style-name="Normal"><text:span text:style-name="T3">¿Es tu primera vez en OpenSouthCode? En caso afirmativo: ¿Cómo llegaste a conocernos?:</text:span><text:span text:style-name="T1"><text:line-break/>No. Llevo 3 o 4 ediciones, al menos.</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i juguete favorito fue el Tente. La de cosas que construía. ;-)</text:span></text:p>
      <text:p text:style-name="P1"/>
      <text:p text:style-name="P1"/>
      <text:p text:style-name="P1"/>
      <text:p text:style-name="P1"/>
      <text:p text:style-name="P1"/>
      <text:p text:style-name="P1"/>
      <text:p text:style-name="P1"/>
      <text:p text:style-name="P1"><text:soft-page-break/></text:p>
      <text:h text:style-name="P7" text:outline-level="2">José Suárez</text:h>
      <text:p text:style-name="Normal"><text:span text:style-name="T1"><text:line-break/></text:span></text:p>
      <text:p text:style-name="Normal"><text:span text:style-name="T3">¿Podrías presentarte brevemente? ¿A qué te dedicas y cuáles son tus aficiones?:</text:span><text:span text:style-name="T1"><text:line-break/>Actualmente soy el responsable del área de Technology Architecture en Accenture España, Spain ATC. Pero después de tantos años trabajando en diferentes proyectos, tecnologías, países... usando Waterfall, Scrum o SAFe, aplicando patrones y prácticas robustas: Headless Content Design, API Contract First, Data Driven Architectures, Event-Driven System... todos nombres muy rimbombantes... lo que realmente queda después de trabajar en 7 empresas diferentes y de lo que estoy más orgulloso es de las experiencias que he compartido con mis compañeros.</text:span></text:p>
      <text:p text:style-name="Normal"><text:span text:style-name="T3">¿De qué hablarás exactamente en tu charla/taller? ¿Por qué elegiste ese tema?:</text:span><text:span text:style-name="T1"><text:line-break/>Hablaré sobre la metodología InnerSource llevada al extremo y cómo la cultura Open Source puede "infectar” la cultura corporativa. Lo elegí como tema porque hace 3 años no sabía nada de ella como "entidad" y pasé de no creer en esta metodología que me estaban imponiendo a adaptarla a todos mis proyectos de forma voluntaria.</text:span></text:p>
      <text:p text:style-name="Normal"><text:span text:style-name="T3">¿Qué te gustaría conseguir al conectar con la audiencia con la charla/taller?:</text:span><text:span text:style-name="T1"><text:line-break/>Que vean ejemplos ejemplos de lo que es InnerSource como estrategia de desarrollo, compartir sufrimientos y prácticas basadas en la Ingeniería del Software donde la colaboración como principio básico y la creación de una cultura distinta puede romper barreras y formas de trabajo estáticas y arcaicas. Imagínate un cliente donde hay cientos de personas haciendo lo mismo durante 20 años y llegan "los nuevos" con ideas nuevas. Automáticamente somos los enemigos públicos número uno.</text:span></text:p>
      <text:p text:style-name="Normal"><text:span text:style-name="T3">¿Cuál es tu lenguaje de programación favorito?:</text:span><text:span text:style-name="T1"><text:line-break/>C#</text:span></text:p>
      <text:p text:style-name="Normal"><text:span text:style-name="T3">¿cual es tu editor/IDE favorito?:</text:span><text:span text:style-name="T1"><text:line-break/>VSCode</text:span></text:p>
      <text:p text:style-name="Normal"><text:span text:style-name="T3">¿Qué proyecto de software libre sin el que no podrías vivir recomendarías?:</text:span><text:span text:style-name="T1"><text:line-break/>Angular. Para mi ha sido un proyecto de referencia constante (incluso desde AngularJS), con sus altibajos. Antes pensaba lo mismo de Vue pero a partir de la versión 3 renegué por los intereses comerciales.</text:span></text:p>
      <text:p text:style-name="Normal"><text:span text:style-name="T3">¿Contribuyes al software/hardware libre? En caso afirmativo: ¿Cuál es tu principal motivación para hacerlo?:</text:span><text:span text:style-name="T1"><text:line-break/>Contribuía en el pasado pero mi repositorio se convirtió en privado al ser adquirido por una empresa. Desde entonces he mantenido repositorios de forma anónima junto al personal que no estoy manteniendo actualmente.</text:span></text:p>
      <text:p text:style-name="Normal"><text:span text:style-name="T3">¿Es tu primera vez en OpenSouthCode? En caso afirmativo: ¿Cómo llegaste a conocernos?:</text:span><text:span text:style-name="T1"><text:line-break/>No, he estado varias veces y es la segunda vez como ponente.</text:span></text:p>
      <text:p text:style-name="Normal"><text:soft-page-break/><text:span text:style-name="T3">Y ya para terminar, un detalle poco conocido sobre ti de tu infancia: tu juguete favorito, qué te gustaba romper, comías bien o eras un dolor en la mesa... Cuéntanos tu historia.:</text:span><text:span text:style-name="T1"><text:line-break/>Soy informático desde el momento en que mi padre trajo a casa un Spectrum 48+ y comencé a copiar código máquina de revistas. Me quedé sin viaje de fin de curso de 3º de BUP a cambio de un Amiga 500 y aprendí a programar en Turbo Pascal... donde no podía entender qué era un puntero. Jugón desde los 10 años hasta hoy.</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7" text:outline-level="2">Víctor Arias</text:h>
      <text:p text:style-name="Normal"><text:span text:style-name="T1"><text:line-break/></text:span></text:p>
      <text:p text:style-name="Normal"><text:span text:style-name="T3">¿Podrías presentarte brevemente? ¿A qué te dedicas y cuáles son tus aficiones?:</text:span><text:span text:style-name="T1"><text:line-break/>Soy diseñador gráfico, fotógrafo, técnico informático, profesor cuando puedo y a ratos programador. El diseño gráfico es mi vocación pero también me apasiona la tecnología, particularmente a la hora de buscar nexos entre lo creativo y lo técnico. También me gusta experimentar con mi homelab, crear y escuchar música, dármelas de cultureta, debatir acaloradamente y beber cerveza.</text:span></text:p>
      <text:p text:style-name="Normal"><text:span text:style-name="T3">¿De qué hablarás exactamente en tu charla/taller? ¿Por qué elegiste ese tema?:</text:span><text:span text:style-name="T1"><text:line-break/>Hablaré de cómo se me presentó la oportunidad de participar en un proyecto artístico colectivo, por qué utilicé Processing y los antecedentes de mi decisión, cómo conectar la imagen con la música y cómo pensar y diseñar arte generativo destinado a espectáculos.</text:span></text:p>
      <text:p text:style-name="Normal"><text:span text:style-name="T3">¿Qué te gustaría conseguir al conectar con la audiencia con la charla/taller?:</text:span><text:span text:style-name="T1"><text:line-break/>Que se lleven a casa un trozo de conocimiento impulsado por software libre de código fuente abierto, intentando hacerlo lo más ameno e interesante posible (no prometo nada).</text:span></text:p>
      <text:p text:style-name="Normal"><text:span text:style-name="T3">¿Cuál es tu lenguaje de programación favorito?:</text:span><text:span text:style-name="T1"><text:line-break/>El adecuado para la tarea</text:span></text:p>
      <text:p text:style-name="Normal"><text:span text:style-name="T3">¿cual es tu editor/IDE favorito?:</text:span><text:span text:style-name="T1"><text:line-break/>VSCodium (¡como VSCode pero sin telemetría!)</text:span></text:p>
      <text:p text:style-name="Normal"><text:span text:style-name="T3">¿Qué proyecto de software libre sin el que no podrías vivir recomendarías?:</text:span><text:span text:style-name="T1"><text:line-break/>Vikunja y Airsonic</text:span></text:p>
      <text:p text:style-name="Normal"><text:span text:style-name="T3">¿Contribuyes al software/hardware libre? En caso afirmativo: ¿Cuál es tu principal motivación para hacerlo?:</text:span><text:span text:style-name="T1"><text:line-break/>No soy programador de oficio pero siempre intento colaborar en los proyectos cuando puedo, ya sea reportando fallos, aportando sugerencias, traduciendo al Español, haciendo de conejillo de indias de testeo y cuando me lo puedo permitir realizando una donación monetaria. Al fin y al cabo, el software libre es un movimiento voluntario, cuya grandeza solo es posible por las personas que colaboran en ello.</text:span></text:p>
      <text:p text:style-name="Normal"><text:span text:style-name="T3">¿Es tu primera vez en OpenSouthCode? En caso afirmativo: ¿Cómo llegaste a conocernos?:</text:span><text:span text:style-name="T1"><text:line-break/>Sí, es mi primera vez. Me invitó a participar la organización.</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Ja! ¿Creíais que no me daría cuenta de vuestro burdo ataque de phishing para sustraerme las respuestas a mis preguntas de seguridad?</text:span></text:p>
      <text:h text:style-name="P8" text:outline-level="2"><text:soft-page-break/>Ismael Olea</text:h>
      <text:p text:style-name="Normal"><text:span text:style-name="T1"><text:line-break/></text:span></text:p>
      <text:p text:style-name="Normal"><text:span text:style-name="T3">¿Podrías presentarte brevemente? ¿A qué te dedicas y cuáles son tus aficiones?:</text:span><text:span text:style-name="T1"><text:line-break/>Técnico de proyectos y wikimedista.</text:span></text:p>
      <text:p text:style-name="Normal"><text:span text:style-name="T3">¿De qué hablarás exactamente en tu charla/taller? ¿Por qué elegiste ese tema?:</text:span><text:span text:style-name="T1"><text:line-break/>Wikidata. Mola mogollón.</text:span></text:p>
      <text:p text:style-name="Normal"><text:span text:style-name="T3">¿Qué te gustaría conseguir al conectar con la audiencia con la charla/taller?:</text:span><text:span text:style-name="T1"><text:line-break/>Que acabe adicta a Wikidata cual drogaína.</text:span></text:p>
      <text:p text:style-name="Normal"><text:span text:style-name="T3">¿Cuál es tu lenguaje de programación favorito?:</text:span><text:span text:style-name="T1"><text:line-break/>No me gusta programar.</text:span></text:p>
      <text:p text:style-name="Normal"><text:span text:style-name="T3">¿cual es tu editor/IDE favorito?:</text:span><text:span text:style-name="T1"><text:line-break/>Joe.</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nan</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o me gustan las personas.</text:span></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Iván Valero</text:h>
      <text:p text:style-name="Normal"><text:span text:style-name="T1"/></text:p>
      <text:p text:style-name="Normal"><text:span text:style-name="T3">¿Podrías presentarte brevemente? ¿A qué te dedicas y cuáles son tus aficiones?:</text:span><text:span text:style-name="T1"><text:line-break/>De acuerdo, ¿por dónde empiezo? Soy Iván, estudié Ingeniería Informática en la Universidad de Granada y me gradué el año pasado, trabajando ahora como Desarrollador Backend Junior en Nazaríes-Intelligenia.<text:line-break/>Además tengo mucha curiosidad por los Chatbots y los Asistentes de Voz y me encanta cacharrear, así que me meto a veces en unos "fregaos" que no sé como terminarán, pero siempre saco algo que poder contar.<text:line-break/>Además de sentarme a escribir palabrejos al ordenador, a veces echo unas partidas de videojuegos o juegos de mesa, paseo por Granada o tapeo con amig@s mientras hablamos de la vida. No tiendo a viajar, pero alguna escapada exprés ha caído.</text:span></text:p>
      <text:p text:style-name="Normal"><text:span text:style-name="T3">¿De qué hablarás exactamente en tu charla/taller? ¿Por qué elegiste ese tema?:</text:span><text:span text:style-name="T1"><text:line-break/>Esta charla es una historia (profundizando además en las tecnologías alrededor de esta y preguntándonos cosas). Una historia de alguien que vio una Alexa y se preguntó que había dentro. Alguien que empezó a probar a hacer un prototipo casero (algo cutre) a base de leer, probar proyectos, juntarlos de alguna forma y muchas pruebas hablando como loco al ordenador. Y que después de todo aún aprendió más gracias a la gente que se encontró en el camino.<text:line-break/>¿Y quién es ese alguien? No creo que os pueda decir quién soy, jajaja.</text:span></text:p>
      <text:p text:style-name="Normal"><text:span text:style-name="T3">¿Qué te gustaría conseguir al conectar con la audiencia con la charla/taller?:</text:span><text:span text:style-name="T1"><text:line-break/>Hoy en día la Inteligencia Artificial está en boca de tod@s, es un hecho. Con esta charla quiero en parte demistificar un poco lo que hay detrás de los Asistentes Virtuales gracias a la experiencia que he pasado, y preguntarnos algunas cuestiones que obvian a veces los que usan estas tecnologías.</text:span></text:p>
      <text:p text:style-name="Normal"><text:span text:style-name="T3">¿Cuál es tu lenguaje de programación favorito?:</text:span><text:span text:style-name="T1"><text:line-break/>Python. No llevo mucho tiempo usando el lenguaje, pero me ha servido bastante para construir muchas cosas. Además, trabajo mayormente con este lenguaje.</text:span></text:p>
      <text:p text:style-name="Normal"><text:span text:style-name="T3">¿cual es tu editor/IDE favorito?:</text:span><text:span text:style-name="T1"><text:line-break/>Uso mucho Visual Studio Code, pero estoy probando VSCodium por el hecho de que el cambio es casi mínimo.</text:span></text:p>
      <text:p text:style-name="Normal"><text:span text:style-name="T3">¿Qué proyecto de software libre sin el que no podrías vivir recomendarías?:</text:span><text:span text:style-name="T1"><text:line-break/>Pues tengo 2: Django y Rasa. Uno porque trabajo con APIs REST y es la librería que uso para ello; y otro porque me ayuda a descubrir muchas cosas en el mundo del NLP .</text:span></text:p>
      <text:p text:style-name="Normal"><text:span text:style-name="T3">¿Contribuyes al software/hardware libre? En caso afirmativo: ¿Cuál es tu principal motivación para hacerlo?:</text:span><text:span text:style-name="T1"><text:line-break/>No soy muy activo haciendo contribuciones, pero alguna he hecho y se ha subido. Al final, un poco la esencia de estos proyectos es colaborar a la comunidad, aunque sea un granito de arena.</text:span></text:p>
      <text:p text:style-name="Normal"><text:soft-page-break/><text:span text:style-name="T3">¿Es tu primera vez en OpenSouthCode? En caso afirmativo: ¿Cómo llegaste a conocernos?:</text:span><text:span text:style-name="T1"><text:line-break/>Sí, "es mi primerita vez". Estaba por Twitter cuando vi un retweet de la conferencia, y me dio curiosidad al ver la temática así que me dije "¿Por qué no ir?".</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Recuerdo que de pequeño íbamos en el verano a veces a una casa-cueva en una pedanía del pueblo, donde había un montón de arena y pasaba ratos con mis hermanos y mis primos jugando con palas y cochecitos a ser constructores de pistas. Acabábamos con arena hasta los ojos, sacudiéndonos la ropa hasta que estuviera menos blanquecina para entrar a merenda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2"><text:soft-page-break/>Jonathan Vila</text:h>
      <text:p text:style-name="Normal"><text:span text:style-name="T1"><text:line-break/></text:span></text:p>
      <text:p text:style-name="Normal"><text:span text:style-name="T3">¿Podrías presentarte brevemente? ¿A qué te dedicas y cuáles son tus aficiones?:</text:span><text:span text:style-name="T1"><text:line-break/>Soy Java Champion desde 2020 y uno de los lideres del BarcelonaJUG y tambien co-fundador de las conferencias JBCNConf y DevBcn. Actualmente trabajo como Developer Advocate para la compañia Sonarsource, especializada en herramientas para analisis de codigo dedicadas a mejorar el Clean Code y la Seguridad.<text:line-break/>Llevo trabajando como developer los ultimos 30 años, en multitud de lenguajes y compañias. Me ecanta la psicologia y la filosofia, especialmente el concepto de la realidad.</text:span></text:p>
      <text:p text:style-name="Normal"><text:span text:style-name="T3">¿De qué hablarás exactamente en tu charla/taller? ¿Por qué elegiste ese tema?:</text:span><text:span text:style-name="T1"><text:line-break/>Clean Code, creo que hay que volver a las raices y hablar de los fundamentos del desarrollo de software y como eso nos mejora como desarrolladores y tambien optimiza el proceso de construccion de aplicaciones asi como evita problemas de seguridad.</text:span></text:p>
      <text:p text:style-name="Normal"><text:span text:style-name="T3">¿Qué te gustaría conseguir al conectar con la audiencia con la charla/taller?:</text:span><text:span text:style-name="T1"><text:line-break/>Encender una chispa de curiosidad sobre revisitar el Clean Code.</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IntelliJ</text:span></text:p>
      <text:p text:style-name="Normal"><text:span text:style-name="T3">¿Qué proyecto de software libre sin el que no podrías vivir recomendarías?:</text:span><text:span text:style-name="T1"><text:line-break/>Quarkus</text:span></text:p>
      <text:p text:style-name="Normal"><text:span text:style-name="T3">¿Contribuyes al software/hardware libre? En caso afirmativo: ¿Cuál es tu principal motivación para hacerlo?:</text:span><text:span text:style-name="T1"><text:line-break/>Lo he hecho en el pasado, al proyecto Windup, un analizador estatico de codigo. Formaba parte de mi trabajo en Red Hat.</text:span></text:p>
      <text:p text:style-name="Normal"><text:span text:style-name="T3">¿Es tu primera vez en OpenSouthCode? En caso afirmativo: ¿Cómo llegaste a conocernos?:</text:span><text:span text:style-name="T1"><text:line-break/>Si, por un gran amigo Jorge Hidalgo :)</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De pequeño era rubio y tenia el pelo largo, se que cuesta de creer pero es asi.... mi padre siempre me decia que me parecia a Schuster.... ;)</text:span></text:p>
      <text:p text:style-name="P1"/>
      <text:p text:style-name="P1"/>
      <text:p text:style-name="P1"/>
      <text:h text:style-name="P13" text:outline-level="2"><text:soft-page-break/></text:h>
      <text:h text:style-name="P7" text:outline-level="2">Roman Mart<text:span text:style-name="T8">í</text:span><text:span text:style-name="T9">n</text:span></text:h>
      <text:p text:style-name="Normal"><text:span text:style-name="T1"><text:line-break/></text:span></text:p>
      <text:p text:style-name="Normal"><text:span text:style-name="T3">¿Podrías presentarte brevemente? ¿A qué te dedicas y cuáles son tus aficiones?:</text:span><text:span text:style-name="T1"><text:line-break/>Soy Principal AppDev and Cloud-Native Architect en el equipo EMEA Solutions &amp; Technology Practice en Red Hat. Mi función principal es colaborar con equipos en la adopción de soluciones Cloud-Native de la forma más efectiva, y ayudar en la modernización o migración de soluciones sobre estos entornos, siempre basado en soluciones Open Source.</text:span></text:p>
      <text:p text:style-name="P1">Soy un apasionado de la técnología, y principalmente de la creación de soluciones de valor en entornos complejos. Me encanta poner en practica prácticas y métodos del mundo Agile, y DevOps para crear equipos de alto rendimiento que sean autonómos para crear soluciones.</text:p>
      <text:p text:style-name="P1">Por otro lado, me encanta hacer deporte, y correr es una de las cosas que hago siempre que puedo.</text:p>
      <text:p text:style-name="Normal"><text:span text:style-name="T3">¿De qué hablarás exactamente en tu charla/taller? ¿Por qué elegiste ese tema?:</text:span><text:span text:style-name="T1"><text:line-break/>Mi charla se centra en la presentación de la Open Practice Library, una comunidad Open Soruce donde se comparten multitud de actividades, prácticas, métodos sobre diferentes areas como Lean, Agile, DevOps, Human-Centered design y team building. Es un directorio con multitud de prácticas muy utiles, alineadas con un Navegador (Mobius Loop), para ayudar a los equipos de producto a crear equipos y soluciones de la forma más adecuada posible.</text:span></text:p>
      <text:p text:style-name="P1">Como apasionado de la creación de soluciones de valor, es importante saber y conocer que técnicas o prácticas son las mejores para el ciclo de descrubrimiento, o desarrollo de la solución. Esta comunidad ofrece un catálogo increible, y como comunidad Open Source, abierto a aportar, colaborar, mejorar, las prácticas desde la experiencia de otros equipos.</text:p>
      <text:p text:style-name="Normal"><text:span text:style-name="T3">¿Qué te gustaría conseguir al conectar con la audiencia con la charla/taller?:</text:span><text:span text:style-name="T1"><text:line-break/>Visibilizar esta comunidad y conseguir que más gente esté dispuesta a compartir sus prácticas y métodos para ayudar a otros.</text:span></text:p>
      <text:p text:style-name="Normal"><text:span text:style-name="T3">¿Cuál es tu lenguaje de programación favorito?:</text:span><text:span text:style-name="T1"><text:line-break/>Java es mi lenguaje principal, aunque no hay lenguaje en que no podamos entendernos.</text:span></text:p>
      <text:p text:style-name="Normal"><text:span text:style-name="T3">¿cual es tu editor/IDE favorito?:</text:span><text:span text:style-name="T1"><text:line-break/>Me muevo entre IntelliJ para Java, y VSCode para otras cosas (Ansible, Node.JS, Angular, Documentation, ...)</text:span></text:p>
      <text:p text:style-name="Normal"><text:span text:style-name="T3">¿Qué proyecto de software libre sin el que no podrías vivir recomendarías?:</text:span><text:span text:style-name="T1"><text:line-break/>No podría vivir sin multitud de proyectos Open Source, son la base de mi dia a dia, ... mi lista es larga, pero podría recomendar Strimzi (operador de Kafka para k8s), Apicurio (y todas sus variantes para la gestión de APIs), Microks (API Mock and testing), Quarkus (Java Framework), ...</text:span></text:p>
      <text:p text:style-name="Normal"><text:soft-page-break/><text:span text:style-name="T3">¿Contribuyes al software/hardware libre? En caso afirmativo: ¿Cuál es tu principal motivación para hacerlo?:</text:span><text:span text:style-name="T1"><text:line-break/>Si, por supuesto. Lo hago por convinción de que es la forma de mejorar las cosas, cuando sumamos la inteligencia colectiva de la comunidad. Además tengo la suerte de trabajar en una empresa que lo permite, potencia, y necesita ... ya que es la base de todo.</text:span></text:p>
      <text:p text:style-name="Normal"><text:span text:style-name="T3">¿Es tu primera vez en OpenSouthCode? En caso afirmativo: ¿Cómo llegaste a conocernos?:</text:span><text:span text:style-name="T1"><text:line-break/>No, esta vez será mi tercera vez. Encantado de venir de nuevo por aquí.</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e encantaba ir al pueblo de mis abuelos (que sigo haciendo), una aldea en la Sierra de la Culebra en Zamora, y ayudar en los temas de los animales. Era un pequeño ganadero ... era muy feliz.</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Francisco Ram<text:span text:style-name="T8">í</text:span>rez</text:h>
      <text:p text:style-name="Normal"><text:span text:style-name="T1"/></text:p>
      <text:p text:style-name="Normal"><text:span text:style-name="T3">¿Podrías presentarte brevemente? ¿A qué te dedicas y cuáles son tus aficiones?:</text:span><text:span text:style-name="T1"><text:line-break/>Soy Francisco Ramirez Bonilla, Ingeniero en Informatica por la Universidad de Malaga. Actualmente trabajo como Quality Architect en TheWorkshop. Tengo 20 años de experiencia en IT y 15 de ellos en roles relacionado con la Calidad del Software. Me encanta el deporte, viajar y disfrutar de la naturaleza con mi familia.</text:span></text:p>
      <text:p text:style-name="Normal"><text:span text:style-name="T3">¿De qué hablarás exactamente en tu charla/taller? ¿Por qué elegiste ese tema?:</text:span><text:span text:style-name="T1"><text:line-break/>Hablaremos y veremos con ejemplos como podemos usar el framework open source Pact.io para el contract testing entre aplicaciones web y microservicios independientemente del lenguaje de programacion en el que esten desarrollados.<text:line-break/>Este tipo de testing ayuda a prevenir fallos en el software mas que encontrarlos una vez desarrollado por lo que va en la linea de lo que promociona el Agile Testing.</text:span></text:p>
      <text:p text:style-name="Normal"><text:span text:style-name="T3">¿Qué te gustaría conseguir al conectar con la audiencia con la charla/taller?:</text:span><text:span text:style-name="T1"><text:line-break/>Que vean los beneficios que trae esta forma de testing y tengan una referencia por si quieren iniciar su implementacion.</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IntelliJ</text:span></text:p>
      <text:p text:style-name="Normal"><text:span text:style-name="T3">¿Qué proyecto de software libre sin el que no podrías vivir recomendarías?:</text:span><text:span text:style-name="T1"><text:line-break/>GNU y Linux</text:span></text:p>
      <text:p text:style-name="Normal"><text:span text:style-name="T3">¿Contribuyes al software/hardware libre? En caso afirmativo: ¿Cuál es tu principal motivación para hacerlo?:</text:span><text:span text:style-name="T1"><text:line-break/>No</text:span></text:p>
      <text:p text:style-name="Normal"><text:span text:style-name="T3">¿Es tu primera vez en OpenSouthCode? En caso afirmativo: ¿Cómo llegaste a conocernos?:</text:span><text:span text:style-name="T1"><text:line-break/>Si, lo conoci por compañeros de trabaj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Siempre he sido bastante timido y no demasiado trasto. Me encantaba jugar con piedras de la playa a las chapas. Las piedras eran las chapas (jugadores) y el balon.</text:span></text:p>
      <text:h text:style-name="P13" text:outline-level="2"><text:soft-page-break/></text:h>
      <text:h text:style-name="P7" text:outline-level="2">Estefanía Ríos</text:h>
      <text:p text:style-name="Normal"><text:span text:style-name="T1"/></text:p>
      <text:p text:style-name="Normal"><text:span text:style-name="T3">¿Podrías presentarte brevemente? ¿A qué te dedicas y cuáles son tus aficiones?:</text:span><text:span text:style-name="T1"><text:line-break/>Soy Technology Architec y Scrum Master. Me gusta la música rock y el yoga.</text:span></text:p>
      <text:p text:style-name="Normal"><text:span text:style-name="T3">¿De qué hablarás exactamente en tu charla/taller? ¿Por qué elegiste ese tema?:</text:span><text:span text:style-name="T1"><text:line-break/>nan</text:span></text:p>
      <text:p text:style-name="Normal"><text:span text:style-name="T3">¿Qué te gustaría conseguir al conectar con la audiencia con la charla/taller?:</text:span><text:span text:style-name="T1"><text:line-break/>Que no hay que tener miedo al dar los primeros pasos en cualquier tecnología</text:span></text:p>
      <text:p text:style-name="Normal"><text:span text:style-name="T3">¿Cuál es tu lenguaje de programación favorito?:</text:span><text:span text:style-name="T1"><text:line-break/>nan</text:span></text:p>
      <text:p text:style-name="Normal"><text:span text:style-name="T3">¿cual es tu editor/IDE favorito?:</text:span><text:span text:style-name="T1"><text:line-break/>nan</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Es mi primera vez como poenente, pero he asistido a las actividades en los últimos años.</text:span></text:p>
      <text:p text:style-name="P22">Y ya para terminar, un detalle poco conocido sobre ti de tu infancia: tu juguete favorito, qué te gustaba romper, comías bien o eras un dolor en la mesa... Cuéntanos tu historia.:</text:p>
      <text:p text:style-name="P21"><text:line-break/>nan</text:p>
      <text:p text:style-name="P21"/>
      <text:p text:style-name="P21"/>
      <text:p text:style-name="P21"/>
      <text:p text:style-name="P21"/>
      <text:p text:style-name="P21"/>
      <text:p text:style-name="P21"/>
      <text:p text:style-name="P21"/>
      <text:p text:style-name="P21"/>
      <text:p text:style-name="P21"/>
      <text:h text:style-name="P7" text:outline-level="2"><text:soft-page-break/>Victor Suarez</text:h>
      <text:p text:style-name="Normal"><text:span text:style-name="T1"/></text:p>
      <text:p text:style-name="Normal"><text:span text:style-name="T3">¿Podrías presentarte brevemente? ¿A qué te dedicas y cuáles son tus aficiones?:</text:span><text:span text:style-name="T1"><text:line-break/>Ingeniero informático por la UAL que siempre esta tratando de aprender y preparando o dando charlas. Además, colabora con distintas comunidades para promover actividades como charlas o eventos.</text:span></text:p>
      <text:p text:style-name="Normal"><text:span text:style-name="T3">¿De qué hablarás exactamente en tu charla/taller? ¿Por qué elegiste ese tema?:</text:span><text:span text:style-name="T1"><text:line-break/>En mi charla hablaré sobre un proyecto libre tanto a nivel hardware, como a nivel software. En este caso, hablaremos sobre el proyecto Durango. Un ordenador de los años 80... pero del siglo 21.</text:span></text:p>
      <text:p text:style-name="Normal"><text:span text:style-name="T3">¿Qué te gustaría conseguir al conectar con la audiencia con la charla/taller?:</text:span><text:span text:style-name="T1"><text:line-break/>Me gustaría que la audiencia conozca el proyecto y pueda contribuir al mismo</text:span></text:p>
      <text:p text:style-name="Normal"><text:span text:style-name="T3">¿Cuál es tu lenguaje de programación favorito?:</text:span><text:span text:style-name="T1"><text:line-break/>java o Python</text:span></text:p>
      <text:p text:style-name="Normal"><text:span text:style-name="T3">¿cual es tu editor/IDE favorito?:</text:span><text:span text:style-name="T1"><text:line-break/>VS Code</text:span></text:p>
      <text:p text:style-name="Normal"><text:span text:style-name="T3">¿Qué proyecto de software libre sin el que no podrías vivir recomendarías?:</text:span><text:span text:style-name="T1"><text:line-break/>Habría varios; pero diria los relacionados con el ecosistema Java</text:span></text:p>
      <text:p text:style-name="Normal"><text:span text:style-name="T3">¿Contribuyes al software/hardware libre? En caso afirmativo: ¿Cuál es tu principal motivación para hacerlo?:</text:span><text:span text:style-name="T1"><text:line-break/>Aunque no contribuyo a grandes proyectos si que trato de ofrecer proyectos que la gente pueda usar ya que tengo varios side projects que son libres y que cualquiera puede controbuir</text:span></text:p>
      <text:p text:style-name="Normal"><text:span text:style-name="T3">¿Es tu primera vez en OpenSouthCode? En caso afirmativo: ¿Cómo llegaste a conocernos?:</text:span><text:span text:style-name="T1"><text:line-break/>Será la primera vez como ponente aunque estuve apuntado para el 2020 para dar un taller de mega drive (aunque no pudo ser por el COVID)</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ecano</text:span></text:p>
      <text:p text:style-name="P1"/>
      <text:p text:style-name="P1"/>
      <text:p text:style-name="P1"/>
      <text:p text:style-name="P1"/>
      <text:p text:style-name="P1"/>
      <text:h text:style-name="P13" text:outline-level="2"><text:soft-page-break/></text:h>
      <text:h text:style-name="P7" text:outline-level="2">Ricardo Carrillo Cruz</text:h>
      <text:p text:style-name="Normal"><text:span text:style-name="T1"/></text:p>
      <text:p text:style-name="Normal"><text:span text:style-name="T3">¿Podrías presentarte brevemente? ¿A qué te dedicas y cuáles son tus aficiones?:</text:span><text:span text:style-name="T1"><text:line-break/>Soy Principal Software Engineer en Red Hat. Soy miembro del equipo de productización de Ansible y nos encargamos de productizar todos los productos y offerings de Ansible.</text:span></text:p>
      <text:p text:style-name="Normal"><text:span text:style-name="T3">¿De qué hablarás exactamente en tu charla/taller? ¿Por qué elegiste ese tema?:</text:span><text:span text:style-name="T1"><text:line-break/>Podman y Ansible</text:span></text:p>
      <text:p text:style-name="Normal"><text:span text:style-name="T3">¿Qué te gustaría conseguir al conectar con la audiencia con la charla/taller?:</text:span><text:span text:style-name="T1"><text:line-break/>Conocer gente</text:span></text:p>
      <text:p text:style-name="Normal"><text:span text:style-name="T3">¿Cuál es tu lenguaje de programación favorito?:</text:span><text:span text:style-name="T1"><text:line-break/>Python y Go</text:span></text:p>
      <text:p text:style-name="Normal"><text:span text:style-name="T3">¿cual es tu editor/IDE favorito?:</text:span><text:span text:style-name="T1"><text:line-break/>Vim</text:span></text:p>
      <text:p text:style-name="Normal"><text:span text:style-name="T3">¿Qué proyecto de software libre sin el que no podrías vivir recomendarías?:</text:span><text:span text:style-name="T1"><text:line-break/>Vim</text:span></text:p>
      <text:p text:style-name="Normal"><text:span text:style-name="T3">¿Contribuyes al software/hardware libre? En caso afirmativo: ¿Cuál es tu principal motivación para hacerlo?:</text:span><text:span text:style-name="T1"><text:line-break/>Compartir conocimiento</text:span></text:p>
      <text:p text:style-name="Normal"><text:span text:style-name="T3">¿Es tu primera vez en OpenSouthCode? En caso afirmativo: ¿Cómo llegaste a conocernos?:</text:span><text:span text:style-name="T1"><text:line-break/>N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He-Man</text:span></text:p>
      <text:p text:style-name="P1"/>
      <text:p text:style-name="P1"/>
      <text:p text:style-name="P1"/>
      <text:p text:style-name="P1"/>
      <text:p text:style-name="P1"/>
      <text:p text:style-name="P1"/>
      <text:p text:style-name="P1"/>
      <text:p text:style-name="P1"/>
      <text:p text:style-name="P1"/>
      <text:h text:style-name="P7" text:outline-level="2"><text:soft-page-break/>Cristóbal Escobar</text:h>
      <text:p text:style-name="Normal"><text:span text:style-name="T1"/></text:p>
      <text:p text:style-name="Normal"><text:span text:style-name="T3">¿Podrías presentarte brevemente? ¿A qué te dedicas y cuáles son tus aficiones?:</text:span><text:span text:style-name="T1"><text:line-break/>Cristóbal Escobar<text:line-break/>46 años (30 años en San Salvador y 16 en Madrid)<text:line-break/>Strategic Marketing Director/ Business Development at Ortus Solutions, Corp<text:line-break/>Soy un Curioso empedernido<text:line-break/>Firme creyente en el poder de la educación y la tecnología para transformar el mundo<text:line-break/>Me encanta la gente que te descubre libros, canciones y carcajadas<text:line-break/>Me gusta pensar que tengo mucho sentido del humor</text:span></text:p>
      <text:p text:style-name="Normal"><text:span text:style-name="T3">¿De qué hablarás exactamente en tu charla/taller? ¿Por qué elegiste ese tema?:</text:span><text:span text:style-name="T1"><text:line-break/>Comprensión de los clientes y generación de conocimientos en el mundo del código abierto</text:span></text:p>
      <text:p text:style-name="P1">Aprender sobre la naturaleza de los conocimientos del cliente a través de los datos sociales y cómo mapear la experiencia del cliente es imprescindible para cualquier persona interesada en tener un proyecto exitoso hoy en día.</text:p>
      <text:p text:style-name="Normal"><text:span text:style-name="T3">¿Qué te gustaría conseguir al conectar con la audiencia con la charla/taller?:</text:span><text:span text:style-name="T1"><text:line-break/>Sensibilizar sobre la importancia del concepto y ayudar a la comunidad a pensar en formas para conseguirlos</text:span></text:p>
      <text:p text:style-name="Normal"><text:span text:style-name="T3">¿Cuál es tu lenguaje de programación favorito?:</text:span><text:span text:style-name="T1"><text:line-break/>CFML</text:span></text:p>
      <text:p text:style-name="Normal"><text:span text:style-name="T3">¿cual es tu editor/IDE favorito?:</text:span><text:span text:style-name="T1"><text:line-break/>bluefish</text:span></text:p>
      <text:p text:style-name="Normal"><text:span text:style-name="T3">¿Qué proyecto de software libre sin el que no podrías vivir recomendarías?:</text:span><text:span text:style-name="T1"><text:line-break/>ColdBox</text:span></text:p>
      <text:p text:style-name="Normal"><text:span text:style-name="T3">¿Contribuyes al software/hardware libre? En caso afirmativo: ¿Cuál es tu principal motivación para hacerlo?:</text:span><text:span text:style-name="T1"><text:line-break/>Si, porque el software libre puede ser una maravillosa vía de desarrollo para entornos y países donde hay pocas oportunidades. Podemos llegar donde nadie mas llega, pero lo mejor de todo es la forma de hacerlo, no regalándole peces a la gente, sino enseñándoles a pescar.</text:span></text:p>
      <text:p text:style-name="Normal"><text:span text:style-name="T3">¿Es tu primera vez en OpenSouthCode? En caso afirmativo: ¿Cómo llegaste a conocernos?:</text:span><text:span text:style-name="T1"><text:line-break/>Si, a través de RRSS</text:span></text:p>
      <text:p text:style-name="P3">Y ya para terminar, un detalle poco conocido sobre ti de tu infancia: tu juguete favorito, qué te gustaba romper, comías bien o eras un dolor en la mesa... Cuéntanos tu historia.:</text:p>
      <text:p text:style-name="P1">Cuándo era niño, tenia mi ropa favorita eran 2 disfraces de Superman.<text:line-break/>2 porque mi madre tenia que tener uno seco mientras lavaba el otro!</text:p>
      <text:h text:style-name="P13" text:outline-level="2"><text:soft-page-break/></text:h>
      <text:h text:style-name="P7" text:outline-level="2">Patri Serrano</text:h>
      <text:p text:style-name="Normal"><text:span text:style-name="T1"/></text:p>
      <text:p text:style-name="Normal"><text:span text:style-name="T3">¿Podrías presentarte brevemente? ¿A qué te dedicas y cuáles son tus aficiones?:</text:span><text:span text:style-name="T1"><text:line-break/>Desde hace algunos años formo parte del equipo de Arquitectura y DevOps de Accenture Tecnology. Me encanta la música y disfrutar de mi familia haciendo todo tipo de actividades.</text:span></text:p>
      <text:p text:style-name="Normal"><text:span text:style-name="T3">¿De qué hablarás exactamente en tu charla/taller? ¿Por qué elegiste ese tema?:</text:span><text:span text:style-name="T1"><text:line-break/>Hablaremos de nuestros primeros pasos con Spring Native. Veremos una introducción donde enseñaremos los primeros pasos para construir imágenes nativas de GraalVM a partir de un proyecto Spring.</text:span></text:p>
      <text:p text:style-name="Normal"><text:span text:style-name="T3">¿Qué te gustaría conseguir al conectar con la audiencia con la charla/taller?:</text:span><text:span text:style-name="T1"><text:line-break/>Mi objetivo estaría cumplido si a alguien sin ningún tipo de experiencia con Spring Native, aunque fuera solo una persona, le sirviera nuestra corta experiencia para animarse comenzar a cacharrear con Spring Native.</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Eclipse</text:span></text:p>
      <text:p text:style-name="Normal"><text:span text:style-name="T3">¿Qué proyecto de software libre sin el que no podrías vivir recomendarías?:</text:span><text:span text:style-name="T1"><text:line-break/>Git</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Si, es mi primera vez. Os conocí por compañeros de trabaj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De pequeña era bastante trasto, no paraba quieta ni un momento.</text:span></text:p>
      <text:p text:style-name="P1"/>
      <text:p text:style-name="P1"/>
      <text:p text:style-name="P1"/>
      <text:p text:style-name="P1"/>
      <text:p text:style-name="P1"/>
      <text:p text:style-name="P1"/>
      <text:h text:style-name="P13" text:outline-level="2"><text:soft-page-break/></text:h>
      <text:h text:style-name="P7" text:outline-level="2">Juan <text:span text:style-name="T10">T</text:span>omás García</text:h>
      <text:p text:style-name="Normal"><text:span text:style-name="T1"/></text:p>
      <text:p text:style-name="Normal"><text:span text:style-name="T3">¿Podrías presentarte brevemente? ¿A qué te dedicas y cuáles son tus aficiones?:</text:span><text:span text:style-name="T1"><text:line-break/>De Madrid, ahora haciendo Tech Evangelist en SNGULAR. Super fan software libre y la AI. En mi tiempo libre cocino y hago MagIA</text:span></text:p>
      <text:p text:style-name="Normal"><text:span text:style-name="T3">¿De qué hablarás exactamente en tu charla/taller? ¿Por qué elegiste ese tema?:</text:span><text:span text:style-name="T1"><text:line-break/>Explicaré algunos conceptos de Inteligencia Artificial usando magia con cartas (bueno y con pan bimbo ahh y con algo de hipnosis).<text:line-break/>¿Por que doy esta charla? por qué tenía que salir de mi zona de confort y quería seguir explicando y divulgando Inteligencia Artificial.</text:span></text:p>
      <text:p text:style-name="Normal"><text:span text:style-name="T3">¿Qué te gustaría conseguir al conectar con la audiencia con la charla/taller?:</text:span><text:span text:style-name="T1"><text:line-break/>nan</text:span></text:p>
      <text:p text:style-name="Normal"><text:span text:style-name="T3">¿Cuál es tu lenguaje de programación favorito?:</text:span><text:span text:style-name="T1"><text:line-break/>Python aunque C siempre tendrá mucho peso!!</text:span></text:p>
      <text:p text:style-name="Normal"><text:span text:style-name="T3">¿cual es tu editor/IDE favorito?:</text:span><text:span text:style-name="T1"><text:line-break/>vim</text:span></text:p>
      <text:p text:style-name="Normal"><text:span text:style-name="T3">¿Qué proyecto de software libre sin el que no podrías vivir recomendarías?:</text:span><text:span text:style-name="T1"><text:line-break/>Linux</text:span></text:p>
      <text:p text:style-name="Normal"><text:span text:style-name="T3">¿Contribuyes al software/hardware libre? En caso afirmativo: ¿Cuál es tu principal motivación para hacerlo?:</text:span><text:span text:style-name="T1"><text:line-break/>necesito poner mi granito de arena a un proyecto tan inmenso como es el software libre y que me ha dado tantísimo.</text:span></text:p>
      <text:p text:style-name="Normal"><text:span text:style-name="T3">¿Es tu primera vez en OpenSouthCode? En caso afirmativo: ¿Cómo llegaste a conocernos?:</text:span><text:span text:style-name="T1"><text:line-break/>por un CFP que ya no recuerdo el origen</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too much long ago. Soy de Usera, mucho tiempo jugando en la calle. <text:s/>Una bici fué mi mejor regalo.</text:span></text:p>
      <text:p text:style-name="P1"/>
      <text:p text:style-name="P1"/>
      <text:p text:style-name="P1"/>
      <text:p text:style-name="P1"/>
      <text:p text:style-name="P1"/>
      <text:p text:style-name="P1"/>
      <text:p text:style-name="P1"/>
      <text:h text:style-name="P7" text:outline-level="2"><text:soft-page-break/>Nekmo</text:h>
      <text:p text:style-name="Normal"><text:span text:style-name="T1"/></text:p>
      <text:p text:style-name="Normal"><text:span text:style-name="T3">¿Podrías presentarte brevemente? ¿A qué te dedicas y cuáles son tus aficiones?:</text:span><text:span text:style-name="T1"><text:line-break/>Mi nombre es Juan José, aunque todos me conocen como Nekmo, y llevo casi toda la vida en el mundillo del software libre. Mi lenguaje predilecto es Python, en el cual desarrollo tanto por ocio como profesionalmente. Trabajo sobre todo con Django, el cual conozco desde sus primeras versiones, pero también me defiendo en sistemas GNU/Linux y otras tecnologías de este mundillo como Docker, Ansible o Kubernetes. También me gusta el desarrollo frontend (Angular) pero experimento en casi todos los ámbitos del software libre, como domótica (Homeassistant) o microcontroladores (Micropython).</text:span></text:p>
      <text:p text:style-name="Normal"><text:span text:style-name="T3">¿De qué hablarás exactamente en tu charla/taller? ¿Por qué elegiste ese tema?:</text:span><text:span text:style-name="T1"><text:line-break/>"mitmproxy: ataques MitM con Python" es tanto una charla introductoria a mitmproxy y su uso con Python como a la seguridad informática, ahondando en conceptos como los proxies, el cifrado TLS o los ataques MITM. Tras trabajar casi 5 años en el ámbito de la seguridad informática y utilizar esta herramienta, he creído interesante darla a conocer para todos aquellos interesados en este mundillo. Si no te interesa la seguridad, también puedes encontrarle usos como herramienta de testing y mucho más. Seguro que un uso le encuentras.</text:span></text:p>
      <text:p text:style-name="Normal"><text:span text:style-name="T3">¿Qué te gustaría conseguir al conectar con la audiencia con la charla/taller?:</text:span><text:span text:style-name="T1"><text:line-break/>Si consigo levantar aunque sea el interés por mitmproxy o por los conceptos de la seguridad informática que trataré durante la charla, creo que ya me podré dar por satisfecho. 45 minutos no dan para tanto, por lo que intentaré que al menos sea amena, con varias demostraciones prácticas.</text:span></text:p>
      <text:p text:style-name="Normal"><text:span text:style-name="T3">¿Cuál es tu lenguaje de programación favorito?:</text:span><text:span text:style-name="T1"><text:line-break/>PHP. Es broma, Python.</text:span></text:p>
      <text:p text:style-name="Normal"><text:span text:style-name="T3">¿cual es tu editor/IDE favorito?:</text:span><text:span text:style-name="T1"><text:line-break/>PyCharm. Aunque sea privativo, le sigo queriendo.</text:span></text:p>
      <text:p text:style-name="Normal"><text:span text:style-name="T3">¿Qué proyecto de software libre sin el que no podrías vivir recomendarías?:</text:span><text:span text:style-name="T1"><text:line-break/>Python (¡de nuevo!).</text:span></text:p>
      <text:p text:style-name="Normal"><text:span text:style-name="T3">¿Contribuyes al software/hardware libre? En caso afirmativo: ¿Cuál es tu principal motivación para hacerlo?:</text:span><text:span text:style-name="T1"><text:line-break/>Sí, tengo un Github (mi usuario es Nekmo) con bastante proyectos a los que contribuyo con muy poco tiempo. Utilizo en el día a día software libre, y creo que lo mínimo es intentar contribuir con tu granito de arena, ayudando a que crezca y llegue a más gente.</text:span></text:p>
      <text:p text:style-name="Normal"><text:span text:style-name="T3">¿Es tu primera vez en OpenSouthCode? En caso afirmativo: ¿Cómo llegaste a conocernos?:</text:span><text:span text:style-name="T1"><text:line-break/>No, no es primera vez, he asistido a casi todos los que se han organizado, y contribuido a alguno de ellos. ¡Es un placer estar aquí de nuev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Siempre me ha encantado la tecnología y la ciencia ficción, desde los dibujos </text:span><text:soft-page-break/><text:span text:style-name="T1">que veía, los libros que leía... Quería un ordenador desde que tengo memoria, hasta el punto de crear el mío propio usando papel, pegamento y rotuladores. Con 7 años ya pude tener mi primer equipo, un Pentium II, con el cual jugué bastante, y poco después ya pude empezar a trastear sobre el desarrollo web usando FrontPage. ¡Eran tiempos oscur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
      <text:h text:style-name="P7" text:outline-level="2">Rafa Molina</text:h>
      <text:p text:style-name="Normal"><text:span text:style-name="T1"/></text:p>
      <text:p text:style-name="Normal"><text:span text:style-name="T3">¿Podrías presentarte brevemente? ¿A qué te dedicas y cuáles son tus aficiones?:</text:span><text:span text:style-name="T1"><text:line-break/>Trabajo como Arquitecto de tecnología Software en Accenture, con más de 13 años de experiencia en desarrollo de soluciones y consultoría. Centrado en aplicaciones empresariales web (Vaadin), en la nube (AWS) y Java (Spring)<text:line-break/>Cuando no estoy trabajando, intento ir a practicar deporte. Me encanta el mar y la natación sobre todo en aguas abiertas.</text:span></text:p>
      <text:p text:style-name="Normal"><text:span text:style-name="T3">¿De qué hablarás exactamente en tu charla/taller? ¿Por qué elegiste ese tema?:</text:span><text:span text:style-name="T1"><text:line-break/>La charla estará centrada en el framework open-source para el desarrollo de aplicaciones web en java.<text:line-break/>Elegí este tema porque para muchos desarolladores backend que no pueden estar al dia de los avances del desarrollo frontend y Vaadin te facilita esta tarea sin necesidad de javaScript.</text:span></text:p>
      <text:p text:style-name="Normal"><text:span text:style-name="T3">¿Qué te gustaría conseguir al conectar con la audiencia con la charla/taller?:</text:span><text:span text:style-name="T1"><text:line-break/>Los asistentes conozcan las <text:s/>ventajas de usar Vaadin y que puede ser una herramienta muy válida en aplicaciones empresariales</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Vaadin</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N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p text:style-name="P1"/>
      <text:p text:style-name="P1"/>
      <text:p text:style-name="P1"/>
      <text:p text:style-name="P1"><text:soft-page-break/></text:p>
      <text:p text:style-name="P1"/>
      <text:h text:style-name="P7" text:outline-level="2">Aurea Muñoz</text:h>
      <text:p text:style-name="Normal"><text:span text:style-name="T1"/></text:p>
      <text:p text:style-name="Normal"><text:span text:style-name="T3">¿Podrías presentarte brevemente? ¿A qué te dedicas y cuáles son tus aficiones?:</text:span><text:span text:style-name="T1"><text:line-break/>Ingeniera de software desde 2005 siempre en el ecosistema java. Ahora me dedico a la integración de la tecnología Spring Boot con el portfolio middleware de Red Hat y contribuyo en Quarkus. Entre mis motivaciones se encuentran la mejora de la experiencia del programador y contribuir activamente al desarrollo de las mejores prácticas del mañana.</text:span></text:p>
      <text:p text:style-name="Normal"><text:span text:style-name="T3">¿De qué hablarás exactamente en tu charla/taller? ¿Por qué elegiste ese tema?:</text:span><text:span text:style-name="T1"><text:line-break/>Quarkus. Lo elegí porque creo que es importante conocer este framework en la era de las aplicaciones Cloud Native</text:span></text:p>
      <text:p text:style-name="Normal"><text:span text:style-name="T3">¿Qué te gustaría conseguir al conectar con la audiencia con la charla/taller?:</text:span><text:span text:style-name="T1"><text:line-break/>Que se animen a probar Quarkus y a considerarlo como solución en sus proyectos. También tener feedback para seguir mejorando la experiencia.</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IntelliJ</text:span></text:p>
      <text:p text:style-name="Normal"><text:span text:style-name="T3">¿Qué proyecto de software libre sin el que no podrías vivir recomendarías?:</text:span><text:span text:style-name="T1"><text:line-break/>Dekorate</text:span></text:p>
      <text:p text:style-name="Normal"><text:span text:style-name="T3">¿Contribuyes al software/hardware libre? En caso afirmativo: ¿Cuál es tu principal motivación para hacerlo?:</text:span><text:span text:style-name="T1"><text:line-break/>Tengo la suerte de cobrar por ello. En mi trabajo contribuyo a proyectos opensource</text:span></text:p>
      <text:p text:style-name="Normal"><text:span text:style-name="T3">¿Es tu primera vez en OpenSouthCode? En caso afirmativo: ¿Cómo llegaste a conocernos?:</text:span><text:span text:style-name="T1"><text:line-break/>Sí. Os conocí por Jorge Hidalgo con quien estoy en contacto a traves de un grupo de JUGs.</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Comía fatal pero era bastante tranquila, me aburría como una ostra porque no tengo hermanos. Me gustaba mucho pintar y todo lo relacionado con las papelerías.</text:span></text:p>
      <text:p text:style-name="P1"/>
      <text:p text:style-name="P1"/>
      <text:h text:style-name="P13" text:outline-level="2"><text:soft-page-break/></text:h>
      <text:h text:style-name="P7" text:outline-level="2">Jaime Salas</text:h>
      <text:p text:style-name="Normal"><text:span text:style-name="T1"/></text:p>
      <text:p text:style-name="Normal"><text:span text:style-name="T3">¿Podrías presentarte brevemente? ¿A qué te dedicas y cuáles son tus aficiones?:</text:span><text:span text:style-name="T1"><text:line-break/>Soy desarrollador de software, centrado en el stack de JavaScript. Soy también docente en Lemoncode. Mis aficiones: comics, deportes en general.</text:span></text:p>
      <text:p text:style-name="Normal"><text:span text:style-name="T3">¿De qué hablarás exactamente en tu charla/taller? ¿Por qué elegiste ese tema?:</text:span><text:span text:style-name="T1"><text:line-break/>Hablaré sobre los Micro Frontends. Elegí el tema porque llevaba tiempo trabajando con ello y consideraba que sería interesante compartir la experiencia con otros.</text:span></text:p>
      <text:p text:style-name="Normal"><text:span text:style-name="T3">¿Qué te gustaría conseguir al conectar con la audiencia con la charla/taller?:</text:span><text:span text:style-name="T1"><text:line-break/>Que empaticen con las decisiones tomadas en mi camino por los Micro Frontends</text:span></text:p>
      <text:p text:style-name="Normal"><text:span text:style-name="T3">¿Cuál es tu lenguaje de programación favorito?:</text:span><text:span text:style-name="T1"><text:line-break/>JavaScript</text:span></text:p>
      <text:p text:style-name="Normal"><text:span text:style-name="T3">¿cual es tu editor/IDE favorito?:</text:span><text:span text:style-name="T1"><text:line-break/>VSCode</text:span></text:p>
      <text:p text:style-name="Normal"><text:span text:style-name="T3">¿Qué proyecto de software libre sin el que no podrías vivir recomendarías?:</text:span><text:span text:style-name="T1"><text:line-break/>Kubernetes</text:span></text:p>
      <text:p text:style-name="Normal"><text:span text:style-name="T3">¿Contribuyes al software/hardware libre? En caso afirmativo: ¿Cuál es tu principal motivación para hacerlo?:</text:span><text:span text:style-name="T1"><text:line-break/>A través de los repos de Lemoncode la gran mayoría de ellos son públicos.</text:span></text:p>
      <text:p text:style-name="Normal"><text:span text:style-name="T3">¿Es tu primera vez en OpenSouthCode? En caso afirmativo: ¿Cómo llegaste a conocernos?:</text:span><text:span text:style-name="T1"><text:line-break/>No. Os conozco prácticamente desde la primera edición, alguno de los organizadores es conocid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Tenía un X-Wing que me encantaba. Siempre he sido un gordo, la comida me chifla.</text:span></text:p>
      <text:p text:style-name="P1"/>
      <text:p text:style-name="P1"/>
      <text:p text:style-name="P1"/>
      <text:p text:style-name="P1"/>
      <text:p text:style-name="P1"/>
      <text:p text:style-name="P1"/>
      <text:p text:style-name="P1"/>
      <text:h text:style-name="P13" text:outline-level="2"><text:soft-page-break/></text:h>
      <text:h text:style-name="P7" text:outline-level="2">Adrian Tineo</text:h>
      <text:p text:style-name="Normal"><text:span text:style-name="T1"/></text:p>
      <text:p text:style-name="Normal"><text:span text:style-name="T3">¿Podrías presentarte brevemente? ¿A qué te dedicas y cuáles son tus aficiones?:</text:span><text:span text:style-name="T1"><text:line-break/>Soy doctor en informática de formación e ingeniero del software de profesión, con énfasis en el desarrollo móvil y las soluciones de producto de machine learning. Soy organizador de las comunidades de Málaga AI y MalagaMobile.</text:span></text:p>
      <text:p text:style-name="Normal"><text:span text:style-name="T3">¿De qué hablarás exactamente en tu charla/taller? ¿Por qué elegiste ese tema?:</text:span><text:span text:style-name="T1"><text:line-break/>Modelos open source de IA. Un tema muy actual y de gran relevancia para todos los sectores y profesionales.</text:span></text:p>
      <text:p text:style-name="Normal"><text:span text:style-name="T3">¿Qué te gustaría conseguir al conectar con la audiencia con la charla/taller?:</text:span><text:span text:style-name="T1"><text:line-break/>nan</text:span></text:p>
      <text:p text:style-name="Normal"><text:span text:style-name="T3">¿Cuál es tu lenguaje de programación favorito?:</text:span><text:span text:style-name="T1"><text:line-break/>nan</text:span></text:p>
      <text:p text:style-name="Normal"><text:span text:style-name="T3">¿cual es tu editor/IDE favorito?:</text:span><text:span text:style-name="T1"><text:line-break/>nan</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nan</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p text:style-name="P1"/>
      <text:p text:style-name="P1"/>
      <text:p text:style-name="P1"/>
      <text:p text:style-name="P1"/>
      <text:p text:style-name="P1"/>
      <text:p text:style-name="P1"/>
      <text:p text:style-name="P1"/>
      <text:h text:style-name="P13" text:outline-level="2"><text:soft-page-break/></text:h>
      <text:h text:style-name="P7" text:outline-level="2">Jesús Narbona</text:h>
      <text:p text:style-name="Normal"><text:span text:style-name="T1"/></text:p>
      <text:p text:style-name="Normal"><text:span text:style-name="T3">¿Podrías presentarte brevemente? ¿A qué te dedicas y cuáles son tus aficiones?:</text:span><text:span text:style-name="T1"><text:line-break/>¡Hola! Soy Jesús, soy desarrollador web desde no hace más de dos años. Me apasiona aprender cosas nuevas y siempre estoy buscando oportunidades para mejorar mis habilidades. Me encanta asistir a eventos y quedar con amigos en mi tiempo libre. Además, soy un amante de los animales y tengo 4 perritos a los que cuido y alimento con cariño. Estoy comprometido en seguir creciendo en mi carrera y disfrutando de cada momento de la vida.</text:span></text:p>
      <text:p text:style-name="Normal"><text:span text:style-name="T3">¿De qué hablarás exactamente en tu charla/taller? ¿Por qué elegiste ese tema?:</text:span><text:span text:style-name="T1"><text:line-break/>Voy a hablar sobre el framework de javascript Vue, la charla va a ser muy básica para que todo el mundo pueda interesarse por aprender y tener unos conocimiento básicos para poder empezar a crear proyectos con Vue. En la charla explicaré desde 0 hasta algo más avanzado conceptos y terminos de Vue.</text:span></text:p>
      <text:p text:style-name="Normal"><text:span text:style-name="T3">¿Qué te gustaría conseguir al conectar con la audiencia con la charla/taller?:</text:span><text:span text:style-name="T1"><text:line-break/>Me gustaría que las personas que asistan a la charla puedan llevarse unos conocimiento solidos como para poder investigar o crear sus propios proyectos.</text:span></text:p>
      <text:p text:style-name="Normal"><text:span text:style-name="T3">¿Cuál es tu lenguaje de programación favorito?:</text:span><text:span text:style-name="T1"><text:line-break/>Javascript</text:span></text:p>
      <text:p text:style-name="Normal"><text:span text:style-name="T3">¿cual es tu editor/IDE favorito?:</text:span><text:span text:style-name="T1"><text:line-break/>Vscode</text:span></text:p>
      <text:p text:style-name="Normal"><text:span text:style-name="T3">¿Qué proyecto de software libre sin el que no podrías vivir recomendarías?:</text:span><text:span text:style-name="T1"><text:line-break/>Vue? tampoco como para no poder vivir</text:span></text:p>
      <text:p text:style-name="Normal"><text:span text:style-name="T3">¿Contribuyes al software/hardware libre? En caso afirmativo: ¿Cuál es tu principal motivación para hacerlo?:</text:span><text:span text:style-name="T1"><text:line-break/>Si, no activamente pero si que lo hago y lo veo una buena forma de aprender. Mi motivación es aparte de entrar en contacto con otros proyectos distinto a los tuyos es ayudar y aportar tu granito de arena para poder hacer creecer un proyecto.</text:span></text:p>
      <text:p text:style-name="Normal"><text:span text:style-name="T3">¿Es tu primera vez en OpenSouthCode? En caso afirmativo: ¿Cómo llegaste a conocernos?:</text:span><text:span text:style-name="T1"><text:line-break/>Si, es mi primera vez. Por eventos y distintas comunidades os llegué a conocer</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o se que responder aqui </text:span><text:span text:style-name="T4">😂</text:span></text:p>
      <text:h text:style-name="P13" text:outline-level="2"><text:soft-page-break/></text:h>
      <text:h text:style-name="P7" text:outline-level="2"/>
      <text:h text:style-name="P7" text:outline-level="2">Raúl Aguilar</text:h>
      <text:p text:style-name="Normal"><text:span text:style-name="T1"/></text:p>
      <text:p text:style-name="Normal"><text:span text:style-name="T3">¿Podrías presentarte brevemente? ¿A qué te dedicas y cuáles son tus aficiones?:</text:span><text:span text:style-name="T1"><text:line-break/>Soy un chico que pese a estar terminando los estudios cuenta con varios años en el mundo de la programación. En mis ratos libres me gusta jugar a videojuegos o a baloncesto.</text:span></text:p>
      <text:p text:style-name="Normal"><text:span text:style-name="T3">¿De qué hablarás exactamente en tu charla/taller? ¿Por qué elegiste ese tema?:</text:span><text:span text:style-name="T1"><text:line-break/>Durante mi charla veremos qué es Nuxt, un framework basado en Vue que promete bastante. Lo elegí por la gran cantidad de opciones útiles que nos trae a los desarrolladores.</text:span></text:p>
      <text:p text:style-name="Normal"><text:span text:style-name="T3">¿Qué te gustaría conseguir al conectar con la audiencia con la charla/taller?:</text:span><text:span text:style-name="T1"><text:line-break/>Principalmente que se de a conocer la comunidad de Vue Malaga y Vue como una buena alternativa a otros frameworks para frontend</text:span></text:p>
      <text:p text:style-name="Normal"><text:span text:style-name="T3">¿Cuál es tu lenguaje de programación favorito?:</text:span><text:span text:style-name="T1"><text:line-break/>TypeScript</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Si, principalmente el hecho de saber que puedo participar en proyectos que mucha gente usa y ayudar a mantenerlos/mejorarlos</text:span></text:p>
      <text:p text:style-name="Normal"><text:span text:style-name="T3">¿Es tu primera vez en OpenSouthCode? En caso afirmativo: ¿Cómo llegaste a conocernos?:</text:span><text:span text:style-name="T1"><text:line-break/>Si, me enteré de este evento un día que me salió un tweet del evento yendo de camino a clases</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p text:style-name="P1"/>
      <text:p text:style-name="P1"/>
      <text:p text:style-name="P1"/>
      <text:p text:style-name="P1"/>
      <text:p text:style-name="P1"/>
      <text:h text:style-name="P7" text:outline-level="2"><text:soft-page-break/>Roberto Michán Sánchez (Roboron)</text:h>
      <text:p text:style-name="Normal"><text:span text:style-name="T1"/></text:p>
      <text:p text:style-name="Normal"><text:span text:style-name="T3">¿Podrías presentarte brevemente? ¿A qué te dedicas y cuáles son tus aficiones?:</text:span><text:span text:style-name="T1"><text:line-break/>Soy desarrollador de software en una empresa malagueña, y estudiante de ingeniería de software. Aparte del software libre, me gusta leer, ver series o películas, o jugar videojuegos. Aficiones nunca me faltan, lo que siempre me falta es tiempo.</text:span></text:p>
      <text:p text:style-name="Normal"><text:span text:style-name="T3">¿De qué hablarás exactamente en tu charla/taller? ¿Por qué elegiste ese tema?:</text:span><text:span text:style-name="T1"><text:line-break/>Hablaré de las redes sociales libres. Escogí este tema porque suele estar ausente en los eventos de software libre, y porque en el último año han atraído el interés de muchas personas - incluso de las que no estaban familiarizadas con el software libre.</text:span></text:p>
      <text:p text:style-name="Normal"><text:span text:style-name="T3">¿Qué te gustaría conseguir al conectar con la audiencia con la charla/taller?:</text:span><text:span text:style-name="T1"><text:line-break/>A aquellos que aún no usen las redes sociales libres, que las descubran y descubran también sus ventajas frente a las redes privativas. A los que ya las usen, que conozcan mejor su funcionamiento y los retos a los que se enfrentan.</text:span></text:p>
      <text:p text:style-name="Normal"><text:span text:style-name="T3">¿Cuál es tu lenguaje de programación favorito?:</text:span><text:span text:style-name="T1"><text:line-break/>Typescript y Python son mis favoritos, pero no le hago ascos a ninguno.</text:span></text:p>
      <text:p text:style-name="Normal"><text:span text:style-name="T3">¿cual es tu editor/IDE favorito?:</text:span><text:span text:style-name="T1"><text:line-break/>Neovim para proyectos simples, VS Code para proyectos más complejos.</text:span></text:p>
      <text:p text:style-name="Normal"><text:span text:style-name="T3">¿Qué proyecto de software libre sin el que no podrías vivir recomendarías?:</text:span><text:span text:style-name="T1"><text:line-break/>Zim, la wiki de escritorio. Mi vida cambió cuando empecé a usarlo, y desde entonces no me puedo imaginar cómo organizaría mi vida sin él.</text:span></text:p>
      <text:p text:style-name="Normal"><text:span text:style-name="T3">¿Contribuyes al software/hardware libre? En caso afirmativo: ¿Cuál es tu principal motivación para hacerlo?:</text:span><text:span text:style-name="T1"><text:line-break/>Sí, cuando puedo contribuyo con código, traducciones, o documentación. Mi principal motivación no es otra que mejorar el software que yo mismo uso, pero hacerlo más accesible para que otras personas puedan usarlo y beneficiarse de él. Esta es una de las razones por las que comencé el servidor de Mastodon, por ejemplo.</text:span></text:p>
      <text:p text:style-name="Normal"><text:span text:style-name="T3">¿Es tu primera vez en OpenSouthCode? En caso afirmativo: ¿Cómo llegaste a conocernos?:</text:span><text:span text:style-name="T1"><text:line-break/>No, estuve hace unos años y asistí a algunas charlas (recuerdo una sobre el kernel de GNU Hurd), pero sí es mi primera vez como ponente. No recuerdo como conocí OpenSouthCode, probablemente fue alguna publicación en redes.</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De pequeño, aparte de jugar con consolas, también me gustaba mucho jugar con piezas de LEGO. Quizás por eso hoy me gustan tanto las distribuciones Linux estilo "háztelo tú mismo" como Arch Linux :-)</text:span></text:p>
      <text:h text:style-name="P13" text:outline-level="2"><text:soft-page-break/></text:h>
      <text:h text:style-name="P7" text:outline-level="2">Miguelio</text:h>
      <text:p text:style-name="Normal"><text:span text:style-name="T1"/></text:p>
      <text:p text:style-name="Normal"><text:span text:style-name="T3">¿Podrías presentarte brevemente? ¿A qué te dedicas y cuáles son tus aficiones?:</text:span><text:span text:style-name="T1"><text:line-break/>Trabajo como desarrollador web, hago música, me gusta la electrónica, las tecnologías, manualidades y creo teclados mecánicos únicos.</text:span></text:p>
      <text:p text:style-name="Normal"><text:span text:style-name="T3">¿De qué hablarás exactamente en tu charla/taller? ¿Por qué elegiste ese tema?:</text:span><text:span text:style-name="T1"><text:line-break/>Hablaré sobre los teclados mecánicos partiendo por el hardware, componentes, creación de PCB y la importancia de usarlos para evitar enfermedades profesionales, continuando con el software, conocimientos de dispositivos HID, ventajas para desarrolladores y como programarlos con qmk firmware open source, elegí este tema porque me apasiona.</text:span></text:p>
      <text:p text:style-name="Normal"><text:span text:style-name="T3">¿Qué te gustaría conseguir al conectar con la audiencia con la charla/taller?:</text:span><text:span text:style-name="T1"><text:line-break/>Despertar la curiosidad, dar a conocer el nicho, mostrar sus ventajas frente a teclados comerciales de membrana y concienciar a las personas que trabajan con el ordenador de la importancia de cuidad sus manos.</text:span></text:p>
      <text:p text:style-name="Normal"><text:span text:style-name="T3">¿Cuál es tu lenguaje de programación favorito?:</text:span><text:span text:style-name="T1"><text:line-break/>JavaScript</text:span></text:p>
      <text:p text:style-name="Normal"><text:span text:style-name="T3">¿cual es tu editor/IDE favorito?:</text:span><text:span text:style-name="T1"><text:line-break/>VS Code</text:span></text:p>
      <text:p text:style-name="Normal"><text:span text:style-name="T3">¿Qué proyecto de software libre sin el que no podrías vivir recomendarías?:</text:span><text:span text:style-name="T1"><text:line-break/>TypeScript</text:span></text:p>
      <text:p text:style-name="Normal"><text:span text:style-name="T3">¿Contribuyes al software/hardware libre? En caso afirmativo: ¿Cuál es tu principal motivación para hacerlo?:</text:span><text:span text:style-name="T1"><text:line-break/>Si, contribuyo en los reprositorios de qmk y zmk firmware, también he creado algunos repositorios con frameworks y aplicaciones; Compartir para agradecer, ofrecer mejoras y formar parte de proyectos de tecnologías que me gustan.</text:span></text:p>
      <text:p text:style-name="Normal"><text:span text:style-name="T3">¿Es tu primera vez en OpenSouthCode? En caso afirmativo: ¿Cómo llegaste a conocernos?:</text:span><text:span text:style-name="T1"><text:line-break/>Si, por medio de un amig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Un tito me regaló un ordenador amstrad en negro y verde que funcionaba con cintas de banda magnética como las de la música y varios juegos que tardaban mucho en cargar. Cuando me regalaban algún aparato siempre esperaba ancioso a que mis padres se olvidaran de él para desmontarlo y ver que tenía dentro. Siempre he sido tranquilo y calmado aunque nunca he parado quiero haciendo travesuras varias.</text:span></text:p>
      <text:h text:style-name="P13" text:outline-level="2"><text:soft-page-break/></text:h>
      <text:h text:style-name="P7" text:outline-level="2">José María Gutiérrez</text:h>
      <text:p text:style-name="Normal"><text:span text:style-name="T1"/></text:p>
      <text:p text:style-name="Normal"><text:span text:style-name="T3">¿Podrías presentarte brevemente? ¿A qué te dedicas y cuáles son tus aficiones?:</text:span><text:span text:style-name="T1"><text:line-break/>Soy Technology Architect en Accenture y defensor de DevOps como sistema de trabajo. Me gusta disfrutar de mi familia, ver pelis y alguna serie.</text:span></text:p>
      <text:p text:style-name="Normal"><text:span text:style-name="T3">¿De qué hablarás exactamente en tu charla/taller? ¿Por qué elegiste ese tema?:</text:span><text:span text:style-name="T1"><text:line-break/>De forma breve, me gustaría mostrar que a veces hay que plantearse estrategias diferentes para poder mantener un proceso de mejora continua en una arquitectura de CI sin comprometer la implantación de dicha arquitectura, sobre todo cuando se trabaja en entornos empresariales.</text:span></text:p>
      <text:p text:style-name="Normal"><text:span text:style-name="T3">¿Qué te gustaría conseguir al conectar con la audiencia con la charla/taller?:</text:span><text:span text:style-name="T1"><text:line-break/>Fundamentalmente, que los asistentes vean que no siempre el camino estándar es el único que se puede seguir y que se pueden pensar en mecanismos que, fuera de lo convencional, aporten valor.</text:span></text:p>
      <text:p text:style-name="Normal"><text:span text:style-name="T3">¿Cuál es tu lenguaje de programación favorito?:</text:span><text:span text:style-name="T1"><text:line-break/>Java ha sido siempre lo mío. Ahora groovy está en mi día a día.</text:span></text:p>
      <text:p text:style-name="Normal"><text:span text:style-name="T3">¿cual es tu editor/IDE favorito?:</text:span><text:span text:style-name="T1"><text:line-break/>Siempre fue Eclipse pero desde un tiempo a esta parte lo mío es VSCode.</text:span></text:p>
      <text:p text:style-name="Normal"><text:span text:style-name="T3">¿Qué proyecto de software libre sin el que no podrías vivir recomendarías?:</text:span><text:span text:style-name="T1"><text:line-break/>No podría decir que no podría vivir sin un proyecto de software, ni libre ni propietario. Pero por coherencia, diré Jenkins.</text:span></text:p>
      <text:p text:style-name="Normal"><text:span text:style-name="T3">¿Contribuyes al software/hardware libre? En caso afirmativo: ¿Cuál es tu principal motivación para hacerlo?:</text:span><text:span text:style-name="T1"><text:line-break/>Aunque no soy un contribuidor constante, cuando encuentro algo en lo que puedo aportar y está a mi alcance, por tiempo y por conocimiento, intento hacerlo. La motivación, intentar poner un grano de arena en el trabajo que muchas otras personas están haciendo y que está ayudando a tantos otros.</text:span></text:p>
      <text:p text:style-name="Normal"><text:span text:style-name="T3">¿Es tu primera vez en OpenSouthCode? En caso afirmativo: ¿Cómo llegaste a conocernos?:</text:span><text:span text:style-name="T1"><text:line-break/>No es la primera, con esta ya van 4 como ponente, aunque es la segunda en solitari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i infancia estuvo muy alejada de este mundo del software, aunque con 13 años aprendí a programar en Basic, no tuve ordenador de ningún tipo hasta llegar a la facultad, así que, mis juegos eran más al aire libre.</text:span></text:p>
      <text:h text:style-name="P7" text:outline-level="2"><text:soft-page-break/></text:h>
      <text:h text:style-name="P7" text:outline-level="2">Toñi Quintana</text:h>
      <text:p text:style-name="Normal"><text:span text:style-name="T1"/></text:p>
      <text:p text:style-name="Normal"><text:span text:style-name="T3">¿Podrías presentarte brevemente? ¿A qué te dedicas y cuáles son tus aficiones?:</text:span><text:span text:style-name="T1"><text:line-break/>Desarrolladora Front-End en Accenture.<text:line-break/>Me encanta la música, los maratones de series y el yoga.</text:span></text:p>
      <text:p text:style-name="Normal"><text:span text:style-name="T3">¿De qué hablarás exactamente en tu charla/taller? ¿Por qué elegiste ese tema?:</text:span><text:span text:style-name="T1"><text:line-break/>Modelos de renderizado web. Era un tema del que conocía poco y que iba dejando, y pense que seria una buena manera de ponerme al día con el.</text:span></text:p>
      <text:p text:style-name="Normal"><text:span text:style-name="T3">¿Qué te gustaría conseguir al conectar con la audiencia con la charla/taller?:</text:span><text:span text:style-name="T1"><text:line-break/>Que quedaran claros los conceptos que quiero transmitir</text:span></text:p>
      <text:p text:style-name="Normal"><text:span text:style-name="T3">¿Cuál es tu lenguaje de programación favorito?:</text:span><text:span text:style-name="T1"><text:line-break/>Javascript</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React</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A traves de mi empresa, Accenture</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i juguete favorito era mi triciclo, me encantaba :D</text:span></text:p>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Didac Oliveira</text:h>
      <text:p text:style-name="Normal"><text:span text:style-name="T1"/></text:p>
      <text:p text:style-name="Normal"><text:span text:style-name="T3">¿Podrías presentarte brevemente? ¿A qué te dedicas y cuáles son tus aficiones?:</text:span><text:span text:style-name="T1"><text:line-break/>– Cofundador y mantenedor del proyecto DRLM y experto en diseño e implementación de sistemas TI.</text:span></text:p>
      <text:p text:style-name="P1">Didac Oliveira es un entusiasta del open source y los estándares abiertos desde sus días de instituto. Ha contribuido a algunos proyectos open source como cfg2html relax-and-recover y DRLM. Cree en la perseverancia, la creatividad, la honestidad, la eficiencia y el trabajo en equipo para conseguir los objetivos en la vida y en lo profesional.</text:p>
      <text:p text:style-name="P1">Acumula conocimientos y experiencia en su carrera profesional en:Sistemas GNU/Linux y UNIX, Alta Disponibilidad, Virtualización y Recuperación de Desastres entre otros.</text:p>
      <text:p text:style-name="P1">Didac ha sido ponente en algunos conocidos eventos open source como FOSDEM (Brussels), OpenExpo (Madrid), OSBConf (Cologne) e OpenSouthCode (Málaga).También es socio y cofundador de Brain Updaters empresa de consultoría IT focalizada en proporcionar soluciones Open Source de calidad.</text:p>
      <text:p text:style-name="P1">Contribuciones a proyectos Open Source:</text:p>
      <text:p text:style-name="P1">– Disaster Recovery Linux Manager (DRLM): https://github.com/brainupdaters/drlm<text:line-break/>– Relax &amp; Recover (ReaR): https://github.com/rear/rear<text:line-break/>– Cfg2html: https://github.com/cfg2html/cfg2html</text:p>
      <text:p text:style-name="Normal"><text:span text:style-name="T3">¿De qué hablarás exactamente en tu charla/taller? ¿Por qué elegiste ese tema?:</text:span><text:span text:style-name="T1"><text:line-break/>Sobre la gestion de copias de seguridad de y de sistemas GNU/Linux</text:span></text:p>
      <text:p text:style-name="Normal"><text:span text:style-name="T3">¿Qué te gustaría conseguir al conectar con la audiencia con la charla/taller?:</text:span><text:span text:style-name="T1"><text:line-break/>Dar a conocer mejor el proyecto</text:span></text:p>
      <text:p text:style-name="Normal"><text:span text:style-name="T3">¿Cuál es tu lenguaje de programación favorito?:</text:span><text:span text:style-name="T1"><text:line-break/>Bash</text:span></text:p>
      <text:p text:style-name="Normal"><text:span text:style-name="T3">¿cual es tu editor/IDE favorito?:</text:span><text:span text:style-name="T1"><text:line-break/>Vim</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nan</text:span></text:p>
      <text:p text:style-name="Normal"><text:span text:style-name="T3">¿Es tu primera vez en OpenSouthCode? En caso afirmativo: ¿Cómo llegaste a conocernos?:</text:span><text:span text:style-name="T1"><text:line-break/>No</text:span></text:p>
      <text:p text:style-name="Normal"><text:soft-page-break/><text:span text:style-name="T3">Y ya para terminar, un detalle poco conocido sobre ti de tu infancia: tu juguete favorito, qué te gustaba romper, comías bien o eras un dolor en la mesa... Cuéntanos tu historia.:</text:span><text:span text:style-name="T1"><text:line-break/>n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text:h>
      <text:h text:style-name="P7" text:outline-level="2">Marta Flores García</text:h>
      <text:p text:style-name="Normal"><text:span text:style-name="T1"/></text:p>
      <text:p text:style-name="Normal"><text:span text:style-name="T3">¿Podrías presentarte brevemente? ¿A qué te dedicas y cuáles son tus aficiones?:</text:span><text:span text:style-name="T1"><text:line-break/>Soy Marta Flores, vivo en Málaga y realicé los estudios de Ingeniería de la Salud mención biomédica en la Universidad de Málaga.<text:line-break/>Actualmente, desde hace más de dos años y medio, soy analista en ciberseguridad dentro del equipo de Accenture. Empecé a interesarme por el mundo de la ciberseguridad hace unos años y a día de hoy, mi objetivo es seguir creciendo y formándome en este ámbito tan cambiante, que me apasiona y que necesita tanta capacidad de adaptación y renovación de conocimientos continua.</text:span></text:p>
      <text:p text:style-name="Normal"><text:span text:style-name="T3">¿De qué hablarás exactamente en tu charla/taller? ¿Por qué elegiste ese tema?:</text:span><text:span text:style-name="T1"><text:line-break/>Hablaremos de análisis dinámico (DAST), concretamente de la herramienta OWASP ZAP. Actualmente, este tipo de análisis es de los más complejos y es necesario usar algunas herramientas de apoyo para poder realizarlo de una manera más exhaustiva.</text:span></text:p>
      <text:p text:style-name="Normal"><text:span text:style-name="T3">¿Qué te gustaría conseguir al conectar con la audiencia con la charla/taller?:</text:span><text:span text:style-name="T1"><text:line-break/>Me gustaría que la audiencia tuviera claro los conceptos básicos del análisis dinámico y aprendan un uso básico de esta herramienta.</text:span></text:p>
      <text:p text:style-name="Normal"><text:span text:style-name="T3">¿Cuál es tu lenguaje de programación favorito?:</text:span><text:span text:style-name="T1"><text:line-break/>Python</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Dependency-Check</text:span></text:p>
      <text:p text:style-name="Normal"><text:span text:style-name="T3">¿Contribuyes al software/hardware libre? En caso afirmativo: ¿Cuál es tu principal motivación para hacerlo?:</text:span><text:span text:style-name="T1"><text:line-break/>Si, ya que puede proporcionarnos funcionalidades muy similares y obtener resultados muy semejantes a uno de pago.</text:span></text:p>
      <text:p text:style-name="Normal"><text:span text:style-name="T3">¿Es tu primera vez en OpenSouthCode? En caso afirmativo: ¿Cómo llegaste a conocernos?:</text:span><text:span text:style-name="T1"><text:line-break/>Si, mediante mi responsable de equip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p text:style-name="P1"/>
      <text:p text:style-name="P1"/>
      <text:h text:style-name="P13" text:outline-level="2"><text:soft-page-break/></text:h>
      <text:h text:style-name="P7" text:outline-level="2">Claudia Perdiguero López</text:h>
      <text:p text:style-name="Normal"><text:span text:style-name="T1"/></text:p>
      <text:p text:style-name="Normal"><text:span text:style-name="T3">¿Podrías presentarte brevemente? ¿A qué te dedicas y cuáles son tus aficiones?:</text:span><text:span text:style-name="T1"><text:line-break/>Hola! mi nombre es Claudia Perdiguero López y soy ingeniera de Sistemas de Telecomunicación. Nací y crecí en Málaga, lugar en el que actualmente desarrollo mi profesión. Durante mi carrera, he tenido la oportunidad de trabajar en diversos proyectos, lo que me ha permitido desarrollar habilidades como la seguridad de aplicaciones entre otras. Me apasiona todo el mundo de la ciberseguridad, análisis de vulnerabilidades, mitigación de riesgos, revisión de código, etc... Además de mi trabajo en seguridad, tengo interés por el mundo de la programación y es algo a lo que le dedico parte de mi tiempo libre!!</text:span></text:p>
      <text:p text:style-name="Normal"><text:span text:style-name="T3">¿De qué hablarás exactamente en tu charla/taller? ¿Por qué elegiste ese tema?:</text:span><text:span text:style-name="T1"><text:line-break/>Hablaremos de análisis dinámico concretamente con la herramienta OWASP ZAP. Actualmente este tipo de análisis es uno de los más complejos y es necesario usar alguna herramienta de apoyo para poder realizarlo de una manera más exhaustiva.</text:span></text:p>
      <text:p text:style-name="Normal"><text:span text:style-name="T3">¿Qué te gustaría conseguir al conectar con la audiencia con la charla/taller?:</text:span><text:span text:style-name="T1"><text:line-break/>Que posteriormente tengan claros los conceptos del análisis dinámico y aprendan un uso básico de esta herramienta.</text:span></text:p>
      <text:p text:style-name="Normal"><text:span text:style-name="T3">¿Cuál es tu lenguaje de programación favorito?:</text:span><text:span text:style-name="T1"><text:line-break/>Python</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Dependency Check</text:span></text:p>
      <text:p text:style-name="Normal"><text:span text:style-name="T3">¿Contribuyes al software/hardware libre? En caso afirmativo: ¿Cuál es tu principal motivación para hacerlo?:</text:span><text:span text:style-name="T1"><text:line-break/>sí, ya que puede proporcionarnos características similares a uno de pago.</text:span></text:p>
      <text:p text:style-name="Normal"><text:span text:style-name="T3">¿Es tu primera vez en OpenSouthCode? En caso afirmativo: ¿Cómo llegaste a conocernos?:</text:span><text:span text:style-name="T1"><text:line-break/>sí, por compañeros del equip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p text:style-name="P1"/>
      <text:p text:style-name="P1"/>
      <text:h text:style-name="P13" text:outline-level="2"><text:soft-page-break/></text:h>
      <text:h text:style-name="P7" text:outline-level="2">MisterWh1t3</text:h>
      <text:p text:style-name="Normal"><text:span text:style-name="T1"/></text:p>
      <text:p text:style-name="Normal"><text:span text:style-name="T3">¿Podrías presentarte brevemente? ¿A qué te dedicas y cuáles son tus aficiones?:</text:span><text:span text:style-name="T1"><text:line-break/>Soy MisterWh1t3, apasionado de la ciberseguridad y las nuevas tecnologías, soy el fundador de la Comunidad de Hacking Ético en Español.</text:span></text:p>
      <text:p text:style-name="P1">Actualmente soy coordinador de Formación en Hispasec, y el organizador principal del congreso de Ciberseguridad UAD360.</text:p>
      <text:p text:style-name="P1">Además suelo dar charlas, talleres, etc... para concienciar sobre los riesgos de la ciberseguridad tanto para usuarios como para empresas, además de impartir talleres de Hacking Ético.</text:p>
      <text:p text:style-name="Normal"><text:span text:style-name="T3">¿De qué hablarás exactamente en tu charla/taller? ¿Por qué elegiste ese tema?:</text:span><text:span text:style-name="T1"><text:line-break/>En la charla, abordaré el mito en torno al Flipper Zero, un dispositivo de código abierto, y destacó que su impacto dependerá de quién lo utilice. Analizo sus posibles usos tanto para el mal como para el bien, resaltando su potencial para actividades maliciosas y su capacidad para fortalecer la seguridad informática y promover la investigación en ciberseguridad. En una comparativa , exploro los riesgos asociados con un mal uso y los beneficios de su aplicación responsable. Mi objetivo es desafiar el mito y fomentar una comprensión equilibrada de este dispositivo multifacético que puede influir tanto de manera negativa como positiva en el ámbito de la seguridad digital.</text:span></text:p>
      <text:p text:style-name="Normal"><text:span text:style-name="T3">¿Qué te gustaría conseguir al conectar con la audiencia con la charla/taller?:</text:span><text:span text:style-name="T1"><text:line-break/>Generar conciencia y promover una comprensión equilibrada sobre el tema en cuestión. Con una perspectiva clara y ejemplos concretos que permitan a los asistentes reflexionar y tomar decisiones informadas. Y no dejarse intimidar o seducir por el mito en torno al Flipper Zero.</text:span></text:p>
      <text:p text:style-name="Normal"><text:span text:style-name="T3">¿Cuál es tu lenguaje de programación favorito?:</text:span><text:span text:style-name="T1"><text:line-break/>Python</text:span></text:p>
      <text:p text:style-name="Normal"><text:span text:style-name="T3">¿cual es tu editor/IDE favorito?:</text:span><text:span text:style-name="T1"><text:line-break/>Pycharm</text:span></text:p>
      <text:p text:style-name="Normal"><text:span text:style-name="T3">¿Qué proyecto de software libre sin el que no podrías vivir recomendarías?:</text:span><text:span text:style-name="T1"><text:line-break/>GNU/LINUX</text:span></text:p>
      <text:p text:style-name="Normal"><text:span text:style-name="T3">¿Contribuyes al software/hardware libre? En caso afirmativo: ¿Cuál es tu principal motivación para hacerlo?:</text:span><text:span text:style-name="T1"><text:line-break/>En cierto modo, a través de ponencias, charlas y talleres. (No desarrollando)</text:span></text:p>
      <text:p text:style-name="Normal"><text:span text:style-name="T3">¿Es tu primera vez en OpenSouthCode? En caso afirmativo: ¿Cómo llegaste a conocernos?:</text:span><text:span text:style-name="T1"><text:line-break/>Sí, me lo recomendó Fernando Ramírez, CEO de Hispasec.</text:span></text:p>
      <text:p text:style-name="P3"/>
      <text:p text:style-name="Normal"><text:span text:style-name="T3">Y ya para terminar, un detalle poco conocido sobre ti de tu infancia: tu juguete favorito, qué te gustaba romper, comías bien o eras un dolor en </text:span><text:soft-page-break/><text:span text:style-name="T3">la mesa... Cuéntanos tu historia.:</text:span><text:span text:style-name="T1"><text:line-break/>Como autodidacta apasionado por las nuevas tecnologías, recuerdo con gratitud cómo mi padre me regaló mi primer ordenador de sobremesa a los 9 años. Sin embargo, antes de encenderlo, ya lo estaba desmontando. Desde entonces, siempre he sentido una necesidad imperiosa de comprender cómo funcionan las cosas. A los 11 años, escribí mi primer programa en BASIC, que era muy básico, pero me permitió descubrir un mundo fascinante lleno de enormes oportunidades.</text:span></text:p>
      <text:p text:style-name="P1">Fue durante mi adolescencia que comencé a interesarme seriamente en la ciberseguridad. En ese entonces, ganaba humildemente mi sustento desarrollando páginas web para pequeñas empresas. Un día de septiembre, recibí la llamada de un cliente bastante molesto porque su sitio web se veía en blanco. Después de investigar el problema, descubrí horrorizado que habían "tumbado" el servidor donde alojaba más de 30 sitios web, el cuál reprensentaba todo mi trabajo.</text:p>
      <text:p text:style-name="P1">Por supuesto, rehice cada uno de los sitios web sin coste alguno para mis clientes, pero me prometí a mí mismo que la próxima vez no se lo pondría tan fácil.</text:p>
      <text:p text:style-name="P1">Este incidente me motivó a sumergirme en la ciberseguridad y el hacking ético. A través de años de estudio y trabajo duro, dediqué todo mi tiempo a este fantástico mundo, y hoy no solo gano mi sustento en este campo, sino que también tengo la oportunidad de compartir mi conocimiento y experiencia con otros a través de charlas, conferencias, eventos y cursos de formación en Ciberseguridad y Hacking Étic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2"><text:soft-page-break/>Perdy y Miguel (Vortico)</text:h>
      <text:p text:style-name="Normal"><text:span text:style-name="T1"/></text:p>
      <text:p text:style-name="Normal"><text:span text:style-name="T3">¿Podrías presentarte brevemente? ¿A qué te dedicas y cuáles son tus aficiones?:</text:span><text:span text:style-name="T1"><text:line-break/>Somos un equipo especializado en el campo de Inteligencia Artificial e Ingeniería de Software, y nuestro principal objetivo es ayudar a empresas de cualquier tamaño a desarrollar soluciones robustas basadas en IA, así como</text:span></text:p>
      <text:p text:style-name="P1">Nuestras aficiones incluyen un amplio rango de actividades deportivas y sociales. Entre otras compartimos nuestra aficción por la cocina mediterranea tradicional, los deportes de invierno y nuestra pasión por el software libre, entre otras.</text:p>
      <text:p text:style-name="Normal"><text:span text:style-name="T3">¿De qué hablarás exactamente en tu charla/taller? ¿Por qué elegiste ese tema?:</text:span><text:span text:style-name="T1"><text:line-break/>El taller está dedicado principalmente a mostrar la sencillez de poner un modelo de Machine Learning en producción con Flama.</text:span></text:p>
      <text:p text:style-name="P1">La razón de elegir este tema se debe a que la puesta en producción de modelos ML es un cuello de botella recurrente en la industria. Esto se debe mayoritariamente a la falta de conocimiento experto del ámbito de la ingeniería de software dentro de los equipos de desarrollo de ML, y vice versa.</text:p>
      <text:p text:style-name="Normal"><text:span text:style-name="T3">¿Qué te gustaría conseguir al conectar con la audiencia con la charla/taller?:</text:span><text:span text:style-name="T1"><text:line-break/>Mostrar cómo Flama da una solución práctica y sencilla al problema de la puesta en producción de un modelo de Machine Learning. Además, compartir una serie de buenas prácticas a la hora de realizar este proceso.</text:span></text:p>
      <text:p text:style-name="P1">Nos gustaría darle la máxima difusión posible a este framework ya que consideramos que puede ser de utilidad para gran parte de la industria.</text:p>
      <text:p text:style-name="Normal"><text:span text:style-name="T3">¿Cuál es tu lenguaje de programación favorito?:</text:span><text:span text:style-name="T1"><text:line-break/>Python</text:span></text:p>
      <text:p text:style-name="Normal"><text:span text:style-name="T3">¿cual es tu editor/IDE favorito?:</text:span><text:span text:style-name="T1"><text:line-break/>Vim</text:span></text:p>
      <text:p text:style-name="Normal"><text:span text:style-name="T3">¿Qué proyecto de software libre sin el que no podrías vivir recomendarías?:</text:span><text:span text:style-name="T1"><text:line-break/>Son demasiados: Linux, Vim, Python, Poetry, Pyenv, Scikit Learn...</text:span></text:p>
      <text:p text:style-name="Normal"><text:span text:style-name="T3">¿Contribuyes al software/hardware libre? En caso afirmativo: ¿Cuál es tu principal motivación para hacerlo?:</text:span><text:span text:style-name="T1"><text:line-break/>Sí. Las dos principales motivaciones serían mantenernos al día con las tecnologías mas actuales y contribuir a esos mismos proyectos para que sigan creciendo y ayuden a más gente.</text:span></text:p>
      <text:p text:style-name="Normal"><text:span text:style-name="T3">¿Es tu primera vez en OpenSouthCode? En caso afirmativo: ¿Cómo llegaste a conocernos?:</text:span><text:span text:style-name="T1"><text:line-break/>No, hemos asistido a todas las ediciones como oyentes.</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h text:style-name="P13" text:outline-level="2"><text:soft-page-break/></text:h>
      <text:h text:style-name="P7" text:outline-level="2">Nacho Cougil</text:h>
      <text:p text:style-name="Normal"><text:span text:style-name="T1"/></text:p>
      <text:p text:style-name="Normal"><text:span text:style-name="T3">¿Podrías presentarte brevemente? ¿A qué te dedicas y cuáles son tus aficiones?:</text:span><text:span text:style-name="T1"><text:line-break/>Soy un Ingeniero de software de Barcelona, fan de las prácticas de eXtreme Programming (XP) y que ha estado trabajando con Java y otras tecnologías web antes del efecto 2000. He hecho (casi) de todo en el mundo tech: 'chico-para-todo', desarrollador, jefe de equipo, jefe de proyecto y CTO y he trabajado en empresas de muchos sectores: energía, comercio electrónico, startups (algún unicornio) consultoría tecnológica y de monitorización de aplicaciones. Ahora trabajo como Ingeniero Principal en Dynatrace desarrollando software para monitorizar otras aplicaciones y el año pasado fue nombrado Java Champion.<text:line-break/>Siempre preocupado con preguntas como "¿Cómo funciona?" y "¿Cómo podemos hacerlo mejor?", me encanta compartir mis conocimientos y aprendizajes con los demás y al mismo tiempo aprender de los demás. (supongo que) como progresión natural de esta actitud, fundé el Grupo de Usuarios de Java de Barcelona ( https://www.barcelonajug.org ) y cofundé la antigua Conferencia sobre Java y la JVM de Barcelona ( JBCNConf ), ahora Barcelona Developers Conference ( https://www.devbcn.com ).<text:line-break/>Cuando no estoy pensando en la próxima cosa interesante que hacer para la comunidad, me gusta pasar tiempo con mi familia, hacer deporte o mejorar mis habilidades como TDD u otras habilidades XP.</text:span></text:p>
      <text:p text:style-name="Normal"><text:span text:style-name="T3">¿De qué hablarás exactamente en tu charla/taller? ¿Por qué elegiste ese tema?:</text:span><text:span text:style-name="T1"><text:line-break/>Hablaré de TDD. Pues ... porque existen multitud de mitos y prejuicios acerca de este práctica que much@s desarrolladores aceptan como algo natural y me gustaría ayudar (un poco) a minimizar tales prejuicios y ayudar un poco a que tod@s l@s developers puedan animarse a probar y entender las ventajas de escribir los test ANTES de escribir el código de <text:s/>producción</text:span></text:p>
      <text:p text:style-name="Normal"><text:span text:style-name="T3">¿Qué te gustaría conseguir al conectar con la audiencia con la charla/taller?:</text:span><text:span text:style-name="T1"><text:line-break/>Que la gente viera que hay una serie de ventajas inherentes a eso de plantearse escribir nuestros tests antes y que entendiera la cantidad de ventajas que nos ofrece a la hora de desarrollar: small increments, simple design, testeability by default, super fast-feedback-loop, implementar lo mínimo y suficiente para todos nuestros requisitos, etc... TDD nos aporta muchas ventajas a la hora de desarrollar y entregar funcionalidades y me gustaría que la audiencia pudiera ver tal cantidad de ventajas VS la posibilidad de escribir los test DESPUES del código de producción</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IntelliJ Idea</text:span></text:p>
      <text:p text:style-name="Normal"><text:span text:style-name="T3">¿Qué proyecto de software libre sin el que no podrías vivir recomendarías?:</text:span><text:span text:style-name="T1"><text:line-break/>JUnit, AssertJ, Testcontainers, Gradle y Maven (entre otros)</text:span></text:p>
      <text:p text:style-name="Normal"><text:soft-page-break/><text:span text:style-name="T3">¿Contribuyes al software/hardware libre? En caso afirmativo: ¿Cuál es tu principal motivación para hacerlo?:</text:span><text:span text:style-name="T1"><text:line-break/>buh... ya me gustaría ya,... pero no tengo tiempo disponible: entre la familia, el trabajo, organizar la conferencia... no me queda tiempo para contribuir al OSS... (aunque ya me gustaría ya...)</text:span></text:p>
      <text:p text:style-name="Normal"><text:span text:style-name="T3">¿Es tu primera vez en OpenSouthCode? En caso afirmativo: ¿Cómo llegaste a conocernos?:</text:span><text:span text:style-name="T1"><text:line-break/>yessss!! Gracias a un tal Jorge Hidalgo ;-)</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i juguete favorito? 🤔 pues... no idea, me encantan/ban los deportes... recuerdo con cariño algún transformer de color rojo que perdí en un viaje de esos de coche interminable que hacíamos en verano para ir a ver a la familia...<text:line-break/>Recuerdo con cariño el 1er ordenador que me compró mi padre: un Amstrad PCW 8512... en el que aprendí a empezar a interactuar con las máquinas... ¿y qué hice a las pocas semanas de tenerlo? Claro, romperlo, simplemente cargándome el sistema operativo, ¿cómo no se aprenden las cosas!? </text:span><text:span text:style-name="T4">😅</text:span><text:span text:style-name="T1"><text:line-break/>Btw, siempre he sido de comer bien (cosa que como medio gallego/medio catalán siempre me ha dado algún que otro dolor de estómago </text:span><text:span text:style-name="T4">😅</text:span><text:span text:style-name="T1"> por glotón)...</text:span></text:p>
      <text:h text:style-name="P7" text:outline-level="2"><text:soft-page-break/></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9" text:outline-level="2"/>
      <text:p text:style-name="P3"/>
      <text:h text:style-name="P10" text:outline-level="2">Raúl González</text:h>
      <text:p text:style-name="P26"/>
      <text:p text:style-name="P5"><text:span text:style-name="T3">¿Podrías presentarte brevemente? ¿A qué te dedicas y cuáles son tus aficiones?:</text:span><text:span text:style-name="T1"><text:line-break/>Especialista en optimizar WordPress. Te ayudo a tener una web WordPress ultrarrápida, que aumente tus visitas y conversiones, y tenga menos gastos.</text:span></text:p>
      <text:p text:style-name="P5"><text:span text:style-name="T3">¿De qué hablarás exactamente en tu charla/taller? ¿Por qué elegiste ese tema?:</text:span><text:span text:style-name="T1"><text:line-break/>Optimizar hosting WordPress</text:span></text:p>
      <text:p text:style-name="P5"><text:span text:style-name="T3">¿Qué te gustaría conseguir al conectar con la audiencia con la charla/taller?:</text:span><text:span text:style-name="T1"><text:line-break/>Ayudar a tener hostings WordPress optimizados.</text:span></text:p>
      <text:p text:style-name="P5"><text:span text:style-name="T3">¿Cuál es tu lenguaje de programación favorito?:</text:span><text:span text:style-name="T1"><text:line-break/>No programo.</text:span></text:p>
      <text:p text:style-name="P5"><text:soft-page-break/><text:span text:style-name="T3">¿cual es tu editor/IDE favorito?:</text:span><text:span text:style-name="T1"><text:line-break/>No uso.</text:span></text:p>
      <text:p text:style-name="Normal"><text:span text:style-name="T3">¿Qué proyecto de software libre sin el que no podrías vivir recomendarías?:</text:span><text:span text:style-name="T1"><text:line-break/>WordPress</text:span></text:p>
      <text:p text:style-name="Normal"><text:span text:style-name="T3">¿Contribuyes al software/hardware libre? En caso afirmativo: ¿Cuál es tu principal motivación para hacerlo?:</text:span><text:span text:style-name="T1"><text:line-break/>Ayudar a tener proyectos propios.</text:span></text:p>
      <text:p text:style-name="Normal"><text:span text:style-name="T3">¿Es tu primera vez en OpenSouthCode? En caso afirmativo: ¿Cómo llegaste a conocernos?:</text:span><text:span text:style-name="T1"><text:line-break/>Sí. Me invitaron.</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e encantaba desmontar todo aparato electrónico para saber qué había dentro.</text:span></text:p>
      <text:p text:style-name="P1"/>
      <text:p text:style-name="P1"/>
      <text:p text:style-name="P1"/>
      <text:p text:style-name="P25"/>
      <text:h text:style-name="P9" text:outline-level="2"><text:soft-page-break/></text:h>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15" text:outline-level="2"/>
      <text:h text:style-name="P12" text:outline-level="2"/>
      <text:h text:style-name="P9" text:outline-level="2"/>
      <text:h text:style-name="P19" text:outline-level="2"/>
      <text:h text:style-name="P9" text:outline-level="2"/>
      <text:h text:style-name="P9" text:outline-level="2"/>
      <text:h text:style-name="P16" text:outline-level="2"/>
      <text:h text:style-name="P16" text:outline-level="2"/>
      <text:h text:style-name="P16" text:outline-level="2"><text:soft-page-break/></text:h>
      <text:h text:style-name="P16" text:outline-level="2"/>
      <text:h text:style-name="P16" text:outline-level="2"/>
      <text:h text:style-name="P11" text:outline-level="2">Sergio Padrino</text:h>
      <text:p text:style-name="P24"/>
      <text:p text:style-name="P4"><text:span text:style-name="T7">¿</text:span><text:span text:style-name="T6">Podrías presentarte brevemente? ¿A qué te dedicas y cuáles son tus aficiones?:</text:span><text:span text:style-name="T2"><text:line-break/></text:span><text:span text:style-name="T5">Soy Staff Software Engineer en GitHub, trabajando en GitHub Desktop, y entre mis aficiones están: viajar, el anime (One Piece ❤️), los videojuegos (sobre todo retro) y la</text:span></text:p>
      <text:h text:style-name="P17" text:outline-level="2"/>
      <text:p text:style-name="Normal"><text:span text:style-name="T3">¿De qué hablarás exactamente en tu charla/taller? ¿Por qué elegiste ese tema?:</text:span><text:span text:style-name="T1"><text:line-break/>Hablaré de cómo ha sido el proceso de "restaurar" un juego de MSDOS de los 90 llamado Supaplex para que, manteniendo idéntico comportamiento al original, pueda jugarse en plataformas modernas de manera nativa. Además, haciendo todo este trabajo open source como un ejercicio de preservación que permita que quien quiera porte el juego a nuevas plataformas en el futuro.</text:span></text:p>
      <text:p text:style-name="Normal"><text:span text:style-name="T3">¿Qué te gustaría conseguir al conectar con la audiencia con la charla/taller?:</text:span><text:span text:style-name="T1"><text:line-break/>Transmitir mi pasión por los videojuegos retro y por la preservación de los mismos a través de la cultura open source, así como enseñar el proceso de todo este trabajo y algunos trucos o ideas que pudieran ser útiles en el día a día de un ingeniero de software.</text:span></text:p>
      <text:p text:style-name="Normal"><text:span text:style-name="T3">¿Cuál es tu lenguaje de programación favorito?:</text:span><text:span text:style-name="T1"><text:line-break/>TypeScript</text:span></text:p>
      <text:p text:style-name="Normal"><text:span text:style-name="T3">¿cual es tu editor/IDE favorito?:</text:span><text:span text:style-name="T1"><text:line-break/>Visual Studio Code</text:span></text:p>
      <text:p text:style-name="Normal"><text:span text:style-name="T3">¿Qué proyecto de software libre sin el que no podrías vivir recomendarías?:</text:span><text:span text:style-name="T1"><text:line-break/>GitHub Desktop, Visual Studio Code y, por supuesto, OpenSupaplex 👀</text:span></text:p>
      <text:p text:style-name="Normal"><text:span text:style-name="T3">¿Contribuyes al software/hardware libre? En caso afirmativo: ¿Cuál es tu principal motivación para hacerlo?:</text:span><text:span text:style-name="T1"><text:line-break/>GitHub Desktop es software libre y es mi trabajo, así que diría que la primera motivación es dinero 💰</text:span><text:span text:style-name="T4">😂</text:span><text:span text:style-name="T1"> Pero en general, cuando contribuyo es porque quiero ayudar a mejorar software que uso, o porque creo que tengo algo que compartir y que puede ser interesante para los demás. En el caso de OpenSupaplex, también porque quiero preservarlo.</text:span></text:p>
      <text:p text:style-name="Normal"><text:span text:style-name="T3">¿Es tu primera vez en OpenSouthCode? En caso afirmativo: ¿Cómo llegaste a conocernos?:</text:span><text:span text:style-name="T1"><text:line-break/>Sí, es mi primera vez! Os conocí gracias a @pablonete que es compañero en GitHub ❤️</text:span></text:p>
      <text:p text:style-name="Normal"><text:soft-page-break/><text:span text:style-name="T3">Y ya para terminar, un detalle poco conocido sobre ti de tu infancia: tu juguete favorito, qué te gustaba romper, comías bien o eras un dolor en la mesa... Cuéntanos tu historia.:</text:span><text:span text:style-name="T1"><text:line-break/>En general, creo que era un dolor en la mesa. Y no solo por lo mal que comía, que también, sino porque me quedaba empanado pensando en mis cosas mientras miraba a la TV en vez de dedicarme a comer. Mis padres se resistían a apagar la TV así que me sentaban en la mesa de espaldas a la tele para ponérmelo más complicado (SPOILER: no era muy efectivo </text:span><text:span text:style-name="T4">😂</text:span><text:span text:style-name="T1">).</text:span></text:p>
      <text:p text:style-name="Normal"><text:span text:style-name="T1">Yo me había olvidado completamente de esto hasta que hace literalmente unos días, estaba en un bar tomándome un refresco con mi padre, y me quedé empanado mirando los anuncios de la tele del bar pensando en mis cosas (que no son pocas </text:span><text:span text:style-name="T4">😭</text:span><text:span text:style-name="T1">🤣). Mi padre se dio cuenta y me lo recordó. Se ve que en algunas cosas no he cambiado mucho... 👀</text:span></text:p>
      <text:p text:style-name="P1"/>
      <text:p text:style-name="P1"/>
      <text:p text:style-name="P1"/>
      <text:p text:style-name="P1"/>
      <text:p text:style-name="P1"/>
      <text:p text:style-name="P1"/>
      <text:h text:style-name="P9" text:outline-level="2"/>
      <text:h text:style-name="P9" text:outline-level="2"/>
      <text:h text:style-name="P14" text:outline-level="2"/>
      <text:p text:style-name="P3"/>
      <text:h text:style-name="P10" text:outline-level="2"><text:soft-page-break/></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Pablo Pantión Bonilla</text:h>
      <text:p text:style-name="P5"><text:span text:style-name="T1"/></text:p>
      <text:p text:style-name="P5"><text:span text:style-name="T3">¿Podrías presentarte brevemente? ¿A qué te dedicas y cuáles son tus aficiones?:</text:span><text:span text:style-name="T1"><text:line-break/>Mi nombre es Pablo, y soy de Sevilla.</text:span></text:p>
      <text:p text:style-name="P2">Soy informático y actualmente me dedico a ser consultor en el area de la ciberseguridad.<text:line-break/>Entre mis aficiones a parte de la informática, es la música la cual he estado dedicando una parte de mi vida en un conservatorio (violín) y el deportes como el fútbol sala, tenis o pádel (siendo este último un deporte que llevo practicado desde que tengo uso de razón).</text:p>
      <text:p text:style-name="P2">En general me consideró una persona la cual le gusta aprender y descubrir cosas nuevas e intento aplicar una frase que hace tiempo un viejo maestro dijo... Hazlo o no lo hagas, pero no lo intentes, y eso que hagas disfrútalo y a eso he venido a disfrutar de este evento y a compartir este taller con las personas que asistan.</text:p>
      <text:p text:style-name="P5"><text:span text:style-name="T3">¿De qué hablarás exactamente en tu charla/taller? ¿Por qué elegiste ese tema?:</text:span><text:span text:style-name="T1"><text:line-break/>Se hablarán de aplicaciones para realizar un peritaje forense.<text:line-break/>Porque es un tema interesante en el cual llama mucho la atención a los ciudadanos.</text:span></text:p>
      <text:p text:style-name="P5"><text:span text:style-name="T3">¿Qué te gustaría conseguir al conectar con la audiencia con la charla/taller?:</text:span><text:span text:style-name="T1"><text:line-break/>Pues que se animen a descubrir o que sigan profundizando en el mundo de la ciberseguridad.</text:span></text:p>
      <text:p text:style-name="Normal"><text:soft-page-break/><text:span text:style-name="T3">¿Cuál es tu lenguaje de programación favorito?:</text:span><text:span text:style-name="T1"><text:line-break/>PHP</text:span></text:p>
      <text:p text:style-name="Normal"><text:span text:style-name="T3">¿cual es tu editor/IDE favorito?:</text:span><text:span text:style-name="T1"><text:line-break/>PyCharm</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No</text:span></text:p>
      <text:p text:style-name="Normal"><text:span text:style-name="T3">¿Es tu primera vez en OpenSouthCode? En caso afirmativo: ¿Cómo llegaste a conocernos?:</text:span><text:span text:style-name="T1"><text:line-break/>Sí, a través de Jorge Hidalgo, el cual le gusto el taller que junto a mis compañeros de Accenture presentamos este año en el pasado congreso de Andalucía de ciberseguridad.</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n</text:span></text:p>
      <text:h text:style-name="P7" text:outline-level="2"><text:soft-page-break/></text:h>
      <text:h text:style-name="P18"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text:soft-page-break/>Jesús Espino</text:h>
      <text:p text:style-name="Normal"><text:span text:style-name="T1"/></text:p>
      <text:p text:style-name="Normal"><text:span text:style-name="T3">¿Podrías presentarte brevemente? ¿A qué te dedicas y cuáles son tus aficiones?:</text:span><text:span text:style-name="T1"><text:line-break/>Soy Ingeniero de Software en Mattermost, y me encanta aprender sobre tecnología. Me encantan los lenguajes de programación y saber como funcionan las cosas por dentro.</text:span></text:p>
      <text:p text:style-name="Normal"><text:span text:style-name="T3">¿De qué hablarás exactamente en tu charla/taller? ¿Por qué elegiste ese tema?:</text:span><text:span text:style-name="T1"><text:line-break/>Hablare sobre el compilador de Go intentando dar una vision general del compilador con un ejemplo lo más sencillo posible. Siempre me ha parecido interesantes los compiladores, son algo mágico. Les das un bloque de texto y te devuelve algo que hace que tu ordenador haga su trabajo.</text:span></text:p>
      <text:p text:style-name="Normal"><text:span text:style-name="T3">¿Qué te gustaría conseguir al conectar con la audiencia con la charla/taller?:</text:span><text:span text:style-name="T1"><text:line-break/>Principalmente me gustaría que entienda mejor como funcionan los compiladores por dentro, y de paso animarles a explorar el código fuente que hay por ahí, compiladores, bases de datos, sistemas de escritorio... Hay miles y miles de proyectos open source esperando a que los exploremos y aprendamos de ellos.</text:span></text:p>
      <text:p text:style-name="Normal"><text:span text:style-name="T3">¿Cuál es tu lenguaje de programación favorito?:</text:span><text:span text:style-name="T1"><text:line-break/>En realidad tengo muchos favoritos, pero ahora mismo diría que es Go.</text:span></text:p>
      <text:p text:style-name="Normal"><text:span text:style-name="T3">¿cual es tu editor/IDE favorito?:</text:span><text:span text:style-name="T1"><text:line-break/>NeoVim</text:span></text:p>
      <text:p text:style-name="Normal"><text:span text:style-name="T3">¿Qué proyecto de software libre sin el que no podrías vivir recomendarías?:</text:span><text:span text:style-name="T1"><text:line-break/>Git</text:span></text:p>
      <text:p text:style-name="Normal"><text:span text:style-name="T3">¿Contribuyes al software/hardware libre? En caso afirmativo: ¿Cuál es tu principal motivación para hacerlo?:</text:span><text:span text:style-name="T1"><text:line-break/>Si contribuyo, mi principal motivo es un motivo ético, creo que el software libre es la forma correcta de hacer las cosas. Compartir y colaborar es una forma mas eficiente de llevar hacia delante cualquier tipo de esfuerzo. También creo que cuando uno hace software libre esta añadiendo riqueza que pertenece a todo el mundo, reduciendo el muro que supone la inversion inicial en cualquier proyecto. Ya no hay que pagar por licencias de BBDD o servidores web, o el sistema operativo. Eso habré la posibilidad de innovar, competir y ganarse la vida a muchísima más gente en el mundo.</text:span></text:p>
      <text:p text:style-name="Normal"><text:span text:style-name="T3">¿Es tu primera vez en OpenSouthCode? En caso afirmativo: ¿Cómo llegaste a conocernos?:</text:span><text:span text:style-name="T1"><text:line-break/>Si, lo conocí a través de Jorge Hidalgo mientras cenabamos juntos en la cena de Speakers de otro event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A pesar de que ahora no se note, era una persona tremendamente activa. Me gustaban todos los deportes excepto el futbol.</text:span></text:p>
      <text:h text:style-name="P13" text:outline-level="2"><text:soft-page-break/></text:h>
      <text:h text:style-name="P7" text:outline-level="2">Luis Majano</text:h>
      <text:p text:style-name="Normal"><text:span text:style-name="T1"/></text:p>
      <text:p text:style-name="Normal"><text:span text:style-name="T3">¿Podrías presentarte brevemente? ¿A qué te dedicas y cuáles son tus aficiones?:</text:span><text:span text:style-name="T1"><text:line-break/>Soy el CEO de Ortus Solutions y el creador del framework ColdBox HMVC, CommandBox CLI, ContentBox CMS, TestBox BDD entre otros. <text:s/>Manejo una empresa multi-nacional de desarollo de aplicaciones web enfocadas al codigo libre.</text:span></text:p>
      <text:p text:style-name="Normal"><text:span text:style-name="T3">¿De qué hablarás exactamente en tu charla/taller? ¿Por qué elegiste ese tema?:</text:span><text:span text:style-name="T1"><text:line-break/>Hablare acerca de patrones de diseño via event-driven messaging ocupando RabbitMQ. <text:s/>Hablo de este tema ya que ocupamos RabbitMQ en multiples aplicaciones y me apasiona el tema.</text:span></text:p>
      <text:p text:style-name="Normal"><text:span text:style-name="T3">¿Qué te gustaría conseguir al conectar con la audiencia con la charla/taller?:</text:span><text:span text:style-name="T1"><text:line-break/>Poder expandirles el conocimiento acerca de event driven programming</text:span></text:p>
      <text:p text:style-name="Normal"><text:span text:style-name="T3">¿Cuál es tu lenguaje de programación favorito?:</text:span><text:span text:style-name="T1"><text:line-break/>ColdFusion (CFML)</text:span></text:p>
      <text:p text:style-name="Normal"><text:span text:style-name="T3">¿cual es tu editor/IDE favorito?:</text:span><text:span text:style-name="T1"><text:line-break/>VSCode</text:span></text:p>
      <text:p text:style-name="Normal"><text:span text:style-name="T3">¿Qué proyecto de software libre sin el que no podrías vivir recomendarías?:</text:span><text:span text:style-name="T1"><text:line-break/>ColdBox HMVC :)</text:span></text:p>
      <text:p text:style-name="Normal"><text:span text:style-name="T3">¿Contribuyes al software/hardware libre? En caso afirmativo: ¿Cuál es tu principal motivación para hacerlo?:</text:span><text:span text:style-name="T1"><text:line-break/>Tenemos mas de 350 librerias de codigo libre que manejamos en Github. <text:s/>Nuestra motivacion es conquistar el mundo libreria por libreria y traer el codigo libro a todos.</text:span></text:p>
      <text:p text:style-name="Normal"><text:span text:style-name="T3">¿Es tu primera vez en OpenSouthCode? En caso afirmativo: ¿Cómo llegaste a conocernos?:</text:span><text:span text:style-name="T1"><text:line-break/>no</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Naci y me crie en El Salvador durante la guerra civil en los 80's. <text:s/>Mi deporte favorita es el tennis y volleyball. <text:s/>Me encantaba abrir todos los electronicos y ver como funcionaban.</text:span></text:p>
      <text:p text:style-name="P1"/>
      <text:p text:style-name="P1"/>
      <text:p text:style-name="P1"/>
      <text:h text:style-name="P7" text:outline-level="2"><text:soft-page-break/></text:h>
      <text:h text:style-name="P7" text:outline-level="2">Paolo Medel</text:h>
      <text:p text:style-name="Normal"><text:span text:style-name="T1"/></text:p>
      <text:p text:style-name="Normal"><text:span text:style-name="T3">¿Podrías presentarte brevemente? ¿A qué te dedicas y cuáles son tus aficiones?:</text:span><text:span text:style-name="T1"><text:line-break/>Me llamo Paolo soy originario de Peru. Soy Delivery Manager en Epam, y tengo mas de 15 anos de experiencia en soluciones web mayormente en java. Mis hobbies son nadar, go karting y ver peliculas de terror.</text:span></text:p>
      <text:p text:style-name="Normal"><text:span text:style-name="T3">¿De qué hablarás exactamente en tu charla/taller? ¿Por qué elegiste ese tema?:</text:span><text:span text:style-name="T1"><text:line-break/>Es un taller de introduccion a la programacion para ninos en Scratch</text:span></text:p>
      <text:p text:style-name="Normal"><text:span text:style-name="T3">¿Qué te gustaría conseguir al conectar con la audiencia con la charla/taller?:</text:span><text:span text:style-name="T1"><text:line-break/>Que mas ninos esten interesados en el mundo de la programacion y sepan las cosas geniales que pueden lograr con ello</text:span></text:p>
      <text:p text:style-name="Normal"><text:span text:style-name="T3">¿Cuál es tu lenguaje de programación favorito?:</text:span><text:span text:style-name="T1"><text:line-break/>Java</text:span></text:p>
      <text:p text:style-name="Normal"><text:span text:style-name="T3">¿cual es tu editor/IDE favorito?:</text:span><text:span text:style-name="T1"><text:line-break/>IntelliJ</text:span></text:p>
      <text:p text:style-name="Normal"><text:span text:style-name="T3">¿Qué proyecto de software libre sin el que no podrías vivir recomendarías?:</text:span><text:span text:style-name="T1"><text:line-break/>nan</text:span></text:p>
      <text:p text:style-name="Normal"><text:span text:style-name="T3">¿Contribuyes al software/hardware libre? En caso afirmativo: ¿Cuál es tu principal motivación para hacerlo?:</text:span><text:span text:style-name="T1"><text:line-break/>no</text:span></text:p>
      <text:p text:style-name="Normal"><text:span text:style-name="T3">¿Es tu primera vez en OpenSouthCode? En caso afirmativo: ¿Cómo llegaste a conocernos?:</text:span><text:span text:style-name="T1"><text:line-break/>Por medio de la empresa para la que trabajo (Epam)</text:span></text:p>
      <text:p text:style-name="Normal"><text:span text:style-name="T3">Y ya para terminar, un detalle poco conocido sobre ti de tu infancia: tu juguete favorito, qué te gustaba romper, comías bien o eras un dolor en la mesa... Cuéntanos tu historia.:</text:span><text:span text:style-name="T1"><text:line-break/>Mi jueguete favorito era un auto en escala 1:12 del auto fantastico (knight rid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 svg:font-family="'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cm" fo:margin-bottom="0.282cm" style:contextual-spacing="false" fo:orphans="2" fo:widows="2"/>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Normal" style:default-outline-level="2" style:class="text">
      <style:paragraph-properties fo:margin-top="0.423cm" fo:margin-bottom="0.106cm" style:contextual-spacing="false" fo:keep-with-next="always"/>
      <style:text-properties style:font-name="Arial" fo:font-family="Arial" fo:font-size="14pt" fo:font-style="italic" fo:font-weight="bold" style:font-size-asian="14pt" style:font-style-asian="italic" style:font-weight-asian="bold" style:font-name-complex="Arial" style:font-family-complex="Arial" style:font-size-complex="14pt" style:font-style-complex="italic" style:font-weight-complex="bold"/>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
    <meta:editing-cycles>15</meta:editing-cycles>
    <dc:date>2023-06-03T09:36:45.486822938</dc:date>
    <meta:editing-duration>PT50M50S</meta:editing-duration>
    <meta:document-statistic meta:table-count="0" meta:image-count="0" meta:object-count="0" meta:page-count="57" meta:paragraph-count="468" meta:word-count="14252" meta:character-count="88157" meta:non-whitespace-character-count="74334"/>
  </office:meta>
</office:document-meta>
</file>